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Text_20_body">
      <style:paragraph-properties fo:break-before="page"/>
      <style:text-properties officeooo:rsid="0056b2f4" officeooo:paragraph-rsid="0088a02c"/>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officeooo:paragraph-rsid="00bc04ea"/>
    </style:style>
    <style:style style:name="P15" style:family="paragraph" style:parent-style-name="Text_20_body">
      <style:text-properties officeooo:paragraph-rsid="07527ad2"/>
    </style:style>
    <style:style style:name="P16" style:family="paragraph" style:parent-style-name="Text_20_body">
      <style:paragraph-properties fo:line-height="142%"/>
    </style:style>
    <style:style style:name="P17" style:family="paragraph" style:parent-style-name="Text_20_body">
      <style:text-properties officeooo:paragraph-rsid="0754fad9"/>
    </style:style>
    <style:style style:name="P18" style:family="paragraph" style:parent-style-name="Text_20_body">
      <style:paragraph-properties fo:text-align="start" style:justify-single-word="false"/>
      <style:text-properties officeooo:paragraph-rsid="0754fad9"/>
    </style:style>
    <style:style style:name="P19" style:family="paragraph" style:parent-style-name="Text_20_body">
      <style:text-properties fo:font-size="10pt" fo:font-weight="bold" officeooo:rsid="076178a2" officeooo:paragraph-rsid="076178a2" style:font-size-asian="10.5pt" style:font-weight-asian="bold" style:font-weight-complex="bold"/>
    </style:style>
    <style:style style:name="P20" style:family="paragraph" style:parent-style-name="Text_20_body">
      <style:text-properties style:font-name="D050000L" officeooo:rsid="003ad551" officeooo:paragraph-rsid="0742966b"/>
    </style:style>
    <style:style style:name="P21" style:family="paragraph" style:parent-style-name="Text_20_body">
      <style:text-properties officeooo:rsid="076178a2" officeooo:paragraph-rsid="076178a2"/>
    </style:style>
    <style:style style:name="P22" style:family="paragraph" style:parent-style-name="Text_20_body">
      <style:text-properties officeooo:paragraph-rsid="076203be"/>
    </style:style>
    <style:style style:name="P23" style:family="paragraph" style:parent-style-name="Text_20_body">
      <style:text-properties fo:font-style="italic" officeooo:paragraph-rsid="076203be"/>
    </style:style>
    <style:style style:name="P24" style:family="paragraph" style:parent-style-name="Text_20_body">
      <style:text-properties officeooo:paragraph-rsid="076c0e3d"/>
    </style:style>
    <style:style style:name="P25" style:family="paragraph" style:parent-style-name="Text_20_body">
      <style:text-properties officeooo:paragraph-rsid="076d4d5f"/>
    </style:style>
    <style:style style:name="P26" style:family="paragraph" style:parent-style-name="Text_20_body">
      <style:text-properties officeooo:paragraph-rsid="0775e38c"/>
    </style:style>
    <style:style style:name="P27" style:family="paragraph" style:parent-style-name="Text_20_body">
      <style:text-properties officeooo:paragraph-rsid="077528d3"/>
    </style:style>
    <style:style style:name="P28" style:family="paragraph" style:parent-style-name="Text_20_body">
      <style:text-properties officeooo:paragraph-rsid="07760bf3"/>
    </style:style>
    <style:style style:name="P29" style:family="paragraph" style:parent-style-name="Text_20_body">
      <style:text-properties officeooo:paragraph-rsid="077a56fa"/>
    </style:style>
    <style:style style:name="P30" style:family="paragraph" style:parent-style-name="Heading_20_2">
      <style:text-properties officeooo:paragraph-rsid="0742966b"/>
    </style:style>
    <style:style style:name="P31" style:family="paragraph" style:parent-style-name="Heading_20_2">
      <style:text-properties officeooo:paragraph-rsid="0745fefc"/>
    </style:style>
    <style:style style:name="P32" style:family="paragraph" style:parent-style-name="Heading_20_2">
      <style:text-properties officeooo:paragraph-rsid="0749bfa6"/>
    </style:style>
    <style:style style:name="P33" style:family="paragraph" style:parent-style-name="Heading_20_2">
      <style:text-properties officeooo:paragraph-rsid="074ad08d"/>
    </style:style>
    <style:style style:name="P34" style:family="paragraph" style:parent-style-name="Heading_20_2">
      <style:text-properties officeooo:paragraph-rsid="074f5aaa"/>
    </style:style>
    <style:style style:name="P35" style:family="paragraph" style:parent-style-name="Heading_20_2">
      <style:text-properties officeooo:paragraph-rsid="0750dc52"/>
    </style:style>
    <style:style style:name="P36" style:family="paragraph" style:parent-style-name="Heading_20_2">
      <style:text-properties officeooo:paragraph-rsid="07527ad2"/>
    </style:style>
    <style:style style:name="P37" style:family="paragraph" style:parent-style-name="Heading_20_2">
      <style:text-properties officeooo:paragraph-rsid="0753a8aa"/>
    </style:style>
    <style:style style:name="P38" style:family="paragraph" style:parent-style-name="Heading_20_2">
      <style:text-properties officeooo:paragraph-rsid="0755ff89"/>
    </style:style>
    <style:style style:name="P39" style:family="paragraph" style:parent-style-name="Heading_20_2">
      <style:text-properties officeooo:paragraph-rsid="07595bc6"/>
    </style:style>
    <style:style style:name="P40" style:family="paragraph" style:parent-style-name="Heading_20_2">
      <style:text-properties officeooo:paragraph-rsid="0759fb94"/>
    </style:style>
    <style:style style:name="P41" style:family="paragraph" style:parent-style-name="Heading_20_2">
      <style:text-properties officeooo:paragraph-rsid="075bd386"/>
    </style:style>
    <style:style style:name="P42" style:family="paragraph" style:parent-style-name="Heading_20_2">
      <style:text-properties style:font-name="D050000L" officeooo:rsid="003ad551" officeooo:paragraph-rsid="0742966b"/>
    </style:style>
    <style:style style:name="P43" style:family="paragraph" style:parent-style-name="Heading_20_2">
      <style:text-properties officeooo:paragraph-rsid="076178a2"/>
    </style:style>
    <style:style style:name="P44" style:family="paragraph" style:parent-style-name="Heading_20_2">
      <style:text-properties fo:font-style="italic" officeooo:paragraph-rsid="0766cbe7"/>
    </style:style>
    <style:style style:name="P45" style:family="paragraph" style:parent-style-name="Heading_20_2">
      <style:text-properties fo:font-style="italic" officeooo:paragraph-rsid="0768e15d"/>
    </style:style>
    <style:style style:name="P46" style:family="paragraph" style:parent-style-name="Heading_20_2">
      <style:text-properties officeooo:paragraph-rsid="0767c928"/>
    </style:style>
    <style:style style:name="P47" style:family="paragraph" style:parent-style-name="Heading_20_2">
      <style:text-properties officeooo:paragraph-rsid="0769d34e"/>
    </style:style>
    <style:style style:name="P48" style:family="paragraph" style:parent-style-name="Heading_20_2">
      <style:text-properties officeooo:paragraph-rsid="076d4d5f"/>
    </style:style>
    <style:style style:name="P49" style:family="paragraph" style:parent-style-name="Heading_20_2">
      <style:text-properties officeooo:paragraph-rsid="0770d456"/>
    </style:style>
    <style:style style:name="P50" style:family="paragraph" style:parent-style-name="Heading_20_2">
      <style:text-properties officeooo:paragraph-rsid="07717080"/>
    </style:style>
    <style:style style:name="P51" style:family="paragraph" style:parent-style-name="Heading_20_2">
      <style:text-properties officeooo:paragraph-rsid="07735a2c"/>
    </style:style>
    <style:style style:name="P52" style:family="paragraph" style:parent-style-name="Heading_20_2">
      <style:text-properties officeooo:paragraph-rsid="0775e38c"/>
    </style:style>
    <style:style style:name="P53" style:family="paragraph" style:parent-style-name="Heading_20_2">
      <style:text-properties officeooo:paragraph-rsid="07760bf3"/>
    </style:style>
    <style:style style:name="P54" style:family="paragraph" style:parent-style-name="Heading_20_2">
      <style:text-properties officeooo:paragraph-rsid="0777bd23"/>
    </style:style>
    <style:style style:name="P55" style:family="paragraph" style:parent-style-name="Heading_20_2">
      <style:text-properties officeooo:paragraph-rsid="07796237"/>
    </style:style>
    <style:style style:name="P56" style:family="paragraph" style:parent-style-name="Heading_20_2">
      <style:text-properties officeooo:rsid="077a56fa" officeooo:paragraph-rsid="077a56fa"/>
    </style:style>
    <style:style style:name="P57" style:family="paragraph" style:parent-style-name="Heading_20_2">
      <style:text-properties officeooo:paragraph-rsid="07800229"/>
    </style:style>
    <style:style style:name="P58" style:family="paragraph" style:parent-style-name="Heading_20_2">
      <style:text-properties officeooo:paragraph-rsid="07809968"/>
    </style:style>
    <style:style style:name="P59" style:family="paragraph" style:parent-style-name="Heading_20_2">
      <style:text-properties officeooo:paragraph-rsid="0780f915"/>
    </style:style>
    <style:style style:name="P60" style:family="paragraph" style:parent-style-name="Heading_20_2">
      <style:text-properties officeooo:paragraph-rsid="0781f5c1"/>
    </style:style>
    <style:style style:name="P61" style:family="paragraph" style:parent-style-name="Heading_20_2">
      <style:text-properties officeooo:paragraph-rsid="07831cac"/>
    </style:style>
    <style:style style:name="P62" style:family="paragraph" style:parent-style-name="Heading_20_2">
      <style:text-properties officeooo:paragraph-rsid="0784e4d7"/>
    </style:style>
    <style:style style:name="P63" style:family="paragraph" style:parent-style-name="Heading_20_2">
      <style:text-properties officeooo:paragraph-rsid="0786ccd9"/>
    </style:style>
    <style:style style:name="P64" style:family="paragraph" style:parent-style-name="Heading_20_2">
      <style:text-properties officeooo:paragraph-rsid="078882ea"/>
    </style:style>
    <style:style style:name="P65" style:family="paragraph" style:parent-style-name="Heading_20_2">
      <style:text-properties officeooo:paragraph-rsid="07894537"/>
    </style:style>
    <style:style style:name="P66" style:family="paragraph" style:parent-style-name="Heading_20_2">
      <style:text-properties officeooo:paragraph-rsid="078da778"/>
    </style:style>
    <style:style style:name="P67" style:family="paragraph" style:parent-style-name="Heading_20_2">
      <style:text-properties officeooo:paragraph-rsid="079101f1"/>
    </style:style>
    <style:style style:name="P68"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69"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70"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71" style:family="paragraph" style:parent-style-name="Text_20_body">
      <style:paragraph-properties fo:margin-left="0cm" fo:margin-right="0cm" fo:text-indent="0cm" style:auto-text-indent="false"/>
    </style:style>
    <style:style style:name="P72" style:family="paragraph" style:parent-style-name="Heading_20_3">
      <style:text-properties fo:font-weight="normal" style:font-weight-asian="normal" style:font-weight-complex="normal"/>
    </style:style>
    <style:style style:name="P73" style:family="paragraph" style:parent-style-name="Heading_20_3">
      <style:text-properties fo:font-weight="normal" officeooo:paragraph-rsid="076c0e3d" style:font-weight-asian="normal" style:font-weight-complex="normal"/>
    </style:style>
    <style:style style:name="P74" style:family="paragraph" style:parent-style-name="Heading_20_3">
      <style:text-properties officeooo:paragraph-rsid="0766cbe7"/>
    </style:style>
    <style:style style:name="P75" style:family="paragraph" style:parent-style-name="Heading_20_3">
      <style:text-properties officeooo:paragraph-rsid="076c0e3d"/>
    </style:style>
    <style:style style:name="P76" style:family="paragraph" style:parent-style-name="Heading_20_3">
      <style:text-properties officeooo:paragraph-rsid="077a56fa"/>
    </style:style>
    <style:style style:name="P77" style:family="paragraph" style:parent-style-name="Preformatted_20_Text">
      <style:text-properties officeooo:paragraph-rsid="075dbbf9"/>
    </style:style>
    <style:style style:name="P78" style:family="paragraph" style:parent-style-name="Preformatted_20_Text">
      <style:text-properties fo:font-weight="bold"/>
    </style:style>
    <style:style style:name="P79" style:family="paragraph" style:parent-style-name="Preformatted_20_Text">
      <style:text-properties fo:font-weight="bold" officeooo:paragraph-rsid="07527ad2"/>
    </style:style>
    <style:style style:name="P80" style:family="paragraph" style:parent-style-name="Preformatted_20_Text">
      <style:text-properties fo:font-weight="bold" style:font-weight-asian="bold" style:font-weight-complex="bold"/>
    </style:style>
    <style:style style:name="P81" style:family="paragraph" style:parent-style-name="Preformatted_20_Text">
      <style:text-properties fo:font-weight="bold" officeooo:paragraph-rsid="076203be" style:font-weight-asian="bold" style:font-weight-complex="bold"/>
    </style:style>
    <style:style style:name="P82" style:family="paragraph" style:parent-style-name="Preformatted_20_Text">
      <style:text-properties officeooo:paragraph-rsid="076178a2"/>
    </style:style>
    <style:style style:name="P83" style:family="paragraph" style:parent-style-name="Preformatted_20_Text">
      <style:text-properties officeooo:paragraph-rsid="076203be"/>
    </style:style>
    <style:style style:name="P84" style:family="paragraph" style:parent-style-name="Preformatted_20_Text">
      <style:text-properties officeooo:paragraph-rsid="078882ea"/>
    </style:style>
    <style:style style:name="P85" style:family="paragraph" style:parent-style-name="Subtitle">
      <style:paragraph-properties fo:text-align="center" style:justify-single-word="false"/>
      <style:text-properties officeooo:rsid="0111489d" officeooo:paragraph-rsid="0111489d"/>
    </style:style>
    <style:style style:name="P86" style:family="paragraph" style:parent-style-name="Subtitle">
      <style:text-properties fo:font-size="14pt" style:font-size-asian="14pt" style:font-size-complex="14pt"/>
    </style:style>
    <style:style style:name="P87" style:family="paragraph" style:parent-style-name="Standard">
      <style:text-properties style:font-name="D050000L" officeooo:rsid="003ad551" officeooo:paragraph-rsid="0742966b"/>
    </style:style>
    <style:style style:name="P88" style:family="paragraph" style:parent-style-name="Standard">
      <style:text-properties fo:font-weight="bold" officeooo:paragraph-rsid="075bd386"/>
    </style:style>
    <style:style style:name="P89" style:family="paragraph" style:parent-style-name="Standard">
      <style:text-properties officeooo:paragraph-rsid="076203be"/>
    </style:style>
    <style:style style:name="P90" style:family="paragraph" style:parent-style-name="Contents_20_1">
      <style:paragraph-properties>
        <style:tab-stops>
          <style:tab-stop style:position="15.05cm" style:type="right" style:leader-style="dotted" style:leader-text="."/>
        </style:tab-stops>
      </style:paragraph-properties>
    </style:style>
    <style:style style:name="P91" style:family="paragraph" style:parent-style-name="Contents_20_2">
      <style:paragraph-properties>
        <style:tab-stops>
          <style:tab-stop style:position="15.05cm" style:type="right" style:leader-style="dotted" style:leader-text="."/>
        </style:tab-stops>
      </style:paragraph-properties>
    </style:style>
    <style:style style:name="P92" style:family="paragraph" style:parent-style-name="Contents_20_3">
      <style:paragraph-properties>
        <style:tab-stops>
          <style:tab-stop style:position="15.05cm" style:type="right" style:leader-style="dotted" style:leader-text="."/>
        </style:tab-stops>
      </style:paragraph-properties>
    </style:style>
    <style:style style:name="P93" style:family="paragraph" style:parent-style-name="Contents_20_4">
      <style:paragraph-properties>
        <style:tab-stops>
          <style:tab-stop style:position="15.05cm" style:type="right" style:leader-style="dotted" style:leader-text="."/>
        </style:tab-stops>
      </style:paragraph-properties>
    </style:style>
    <style:style style:name="P94" style:family="paragraph" style:parent-style-name="Contents_20_5">
      <style:paragraph-properties>
        <style:tab-stops>
          <style:tab-stop style:position="15.05cm" style:type="right" style:leader-style="dotted" style:leader-text="."/>
        </style:tab-stops>
      </style:paragraph-properties>
    </style:style>
    <style:style style:name="P95" style:family="paragraph" style:parent-style-name="Heading_20_4">
      <style:text-properties fo:font-weight="bold"/>
    </style:style>
    <style:style style:name="P96" style:family="paragraph" style:parent-style-name="Heading_20_3">
      <style:text-properties fo:font-weight="normal" officeooo:paragraph-rsid="0775e38c" style:font-weight-asian="normal" style:font-weight-complex="normal"/>
    </style:style>
    <style:style style:name="P97" style:family="paragraph" style:parent-style-name="Contents_20_1">
      <style:paragraph-properties>
        <style:tab-stops>
          <style:tab-stop style:position="15.05cm" style:type="right" style:leader-style="dotted" style:leader-text="."/>
        </style:tab-stops>
      </style:paragraph-properties>
    </style:style>
    <style:style style:name="P98" style:family="paragraph" style:parent-style-name="Contents_20_2">
      <style:paragraph-properties>
        <style:tab-stops>
          <style:tab-stop style:position="15.05cm" style:type="right" style:leader-style="dotted" style:leader-text="."/>
        </style:tab-stops>
      </style:paragraph-properties>
    </style:style>
    <style:style style:name="P99" style:family="paragraph" style:parent-style-name="Contents_20_3">
      <style:paragraph-properties>
        <style:tab-stops>
          <style:tab-stop style:position="15.05cm" style:type="right" style:leader-style="dotted" style:leader-text="."/>
        </style:tab-stops>
      </style:paragraph-properties>
    </style:style>
    <style:style style:name="P100" style:family="paragraph" style:parent-style-name="Contents_20_4">
      <style:paragraph-properties>
        <style:tab-stops>
          <style:tab-stop style:position="15.05cm" style:type="right" style:leader-style="dotted" style:leader-text="."/>
        </style:tab-stops>
      </style:paragraph-properties>
    </style:style>
    <style:style style:name="P101" style:family="paragraph" style:parent-style-name="Contents_20_5">
      <style:paragraph-properties>
        <style:tab-stops>
          <style:tab-stop style:position="15.05cm" style:type="right" style:leader-style="dotted" style:leader-text="."/>
        </style:tab-stops>
      </style:paragraph-properties>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a4f815" officeooo:paragraph-rsid="00bc04ea"/>
    </style:style>
    <style:style style:name="P104" style:family="paragraph" style:parent-style-name="Heading_20_1">
      <style:paragraph-properties fo:break-before="page"/>
      <style:text-properties officeooo:paragraph-rsid="0754fad9"/>
    </style:style>
    <style:style style:name="P105" style:family="paragraph" style:parent-style-name="Heading_20_1">
      <style:paragraph-properties fo:break-before="page"/>
      <style:text-properties officeooo:paragraph-rsid="077528d3"/>
    </style:style>
    <style:style style:name="P106" style:family="paragraph" style:parent-style-name="Heading_20_2">
      <style:text-properties officeooo:paragraph-rsid="07969471"/>
    </style:style>
    <style:style style:name="P107" style:family="paragraph" style:parent-style-name="Heading_20_2">
      <style:text-properties officeooo:paragraph-rsid="07986114"/>
    </style:style>
    <style:style style:name="P108" style:family="paragraph" style:parent-style-name="Heading_20_2">
      <style:text-properties officeooo:paragraph-rsid="079af115"/>
    </style:style>
    <style:style style:name="P109" style:family="paragraph" style:parent-style-name="Heading_20_4" style:list-style-name="L4">
      <style:text-properties fo:font-weight="bold"/>
    </style:style>
    <style:style style:name="P110" style:family="paragraph" style:parent-style-name="Heading_20_4" style:list-style-name="L5">
      <style:text-properties fo:language="en" fo:country="US" fo:font-weight="bold"/>
    </style:style>
    <style:style style:name="P111" style:family="paragraph" style:parent-style-name="Heading_20_4" style:list-style-name="L6">
      <style:text-properties fo:language="en" fo:country="US" fo:font-weight="bold"/>
    </style:style>
    <style:style style:name="P112" style:family="paragraph" style:parent-style-name="Preformatted_20_Text" style:list-style-name="L16"/>
    <style:style style:name="P113" style:family="paragraph" style:parent-style-name="Preformatted_20_Text" style:list-style-name="L17"/>
    <style:style style:name="P114" style:family="paragraph" style:parent-style-name="Preformatted_20_Text" style:list-style-name="L18"/>
    <style:style style:name="P115" style:family="paragraph" style:parent-style-name="Preformatted_20_Text" style:list-style-name="L19"/>
    <style:style style:name="P116" style:family="paragraph" style:parent-style-name="Preformatted_20_Text" style:list-style-name="L20"/>
    <style:style style:name="P117" style:family="paragraph" style:parent-style-name="Preformatted_20_Text" style:list-style-name="L21"/>
    <style:style style:name="P118" style:family="paragraph" style:parent-style-name="Preformatted_20_Text" style:list-style-name="L22"/>
    <style:style style:name="P119" style:family="paragraph" style:parent-style-name="Preformatted_20_Text" style:list-style-name="L23"/>
    <style:style style:name="P120" style:family="paragraph" style:parent-style-name="Preformatted_20_Text" style:list-style-name="L24"/>
    <style:style style:name="P121" style:family="paragraph" style:parent-style-name="Preformatted_20_Text" style:list-style-name="L36">
      <style:text-properties officeooo:paragraph-rsid="0770d456"/>
    </style:style>
    <style:style style:name="P122" style:family="paragraph" style:parent-style-name="Preformatted_20_Text">
      <style:text-properties fo:font-weight="bold"/>
    </style:style>
    <style:style style:name="P123" style:family="paragraph" style:parent-style-name="Preformatted_20_Text">
      <style:text-properties fo:font-weight="bold" officeooo:paragraph-rsid="0775e38c"/>
    </style:style>
    <style:style style:name="P124" style:family="paragraph" style:parent-style-name="Preformatted_20_Text">
      <style:text-properties fo:font-weight="bold" officeooo:paragraph-rsid="07760bf3"/>
    </style:style>
    <style:style style:name="P125" style:family="paragraph" style:parent-style-name="Preformatted_20_Text">
      <style:text-properties fo:font-weight="bold" officeooo:paragraph-rsid="077a56fa"/>
    </style:style>
    <style:style style:name="P126" style:family="paragraph" style:parent-style-name="Text_20_body" style:list-style-name="">
      <style:text-properties officeooo:rsid="00b0df7b" officeooo:paragraph-rsid="00b0df7b"/>
    </style:style>
    <style:style style:name="P127" style:family="paragraph" style:parent-style-name="Text_20_body" style:list-style-name="L1">
      <style:text-properties officeooo:paragraph-rsid="06ff393e"/>
    </style:style>
    <style:style style:name="P128" style:family="paragraph" style:parent-style-name="Text_20_body" style:list-style-name="L1">
      <style:text-properties fo:font-size="10pt" officeooo:rsid="07430f28" officeooo:paragraph-rsid="07430f28" style:font-size-asian="10.5pt"/>
    </style:style>
    <style:style style:name="P129" style:family="paragraph" style:parent-style-name="Text_20_body" style:list-style-name="L2"/>
    <style:style style:name="P130" style:family="paragraph" style:parent-style-name="Text_20_body" style:list-style-name="L3"/>
    <style:style style:name="P131" style:family="paragraph" style:parent-style-name="Text_20_body" style:list-style-name="L7"/>
    <style:style style:name="P132" style:family="paragraph" style:parent-style-name="Text_20_body" style:list-style-name="L8"/>
    <style:style style:name="P133" style:family="paragraph" style:parent-style-name="Text_20_body" style:list-style-name="L9"/>
    <style:style style:name="P134" style:family="paragraph" style:parent-style-name="Text_20_body" style:list-style-name="L10"/>
    <style:style style:name="P135" style:family="paragraph" style:parent-style-name="Text_20_body" style:list-style-name="L11"/>
    <style:style style:name="P136" style:family="paragraph" style:parent-style-name="Text_20_body" style:list-style-name="L12"/>
    <style:style style:name="P137" style:family="paragraph" style:parent-style-name="Text_20_body" style:list-style-name="L13"/>
    <style:style style:name="P138" style:family="paragraph" style:parent-style-name="Text_20_body" style:list-style-name="L14"/>
    <style:style style:name="P139" style:family="paragraph" style:parent-style-name="Text_20_body" style:list-style-name="L15"/>
    <style:style style:name="P140" style:family="paragraph" style:parent-style-name="Text_20_body" style:list-style-name="L16"/>
    <style:style style:name="P141" style:family="paragraph" style:parent-style-name="Text_20_body" style:list-style-name="L17"/>
    <style:style style:name="P142" style:family="paragraph" style:parent-style-name="Text_20_body" style:list-style-name="L18"/>
    <style:style style:name="P143" style:family="paragraph" style:parent-style-name="Text_20_body" style:list-style-name="L19"/>
    <style:style style:name="P144" style:family="paragraph" style:parent-style-name="Text_20_body" style:list-style-name="L20"/>
    <style:style style:name="P145" style:family="paragraph" style:parent-style-name="Text_20_body" style:list-style-name="L21"/>
    <style:style style:name="P146" style:family="paragraph" style:parent-style-name="Text_20_body" style:list-style-name="L22"/>
    <style:style style:name="P147" style:family="paragraph" style:parent-style-name="Text_20_body" style:list-style-name="L23"/>
    <style:style style:name="P148" style:family="paragraph" style:parent-style-name="Text_20_body" style:list-style-name="L24"/>
    <style:style style:name="P149" style:family="paragraph" style:parent-style-name="Text_20_body" style:list-style-name="L25"/>
    <style:style style:name="P150" style:family="paragraph" style:parent-style-name="Text_20_body" style:list-style-name="L26"/>
    <style:style style:name="P151" style:family="paragraph" style:parent-style-name="Text_20_body" style:list-style-name="L27"/>
    <style:style style:name="P152" style:family="paragraph" style:parent-style-name="Text_20_body" style:list-style-name="L28"/>
    <style:style style:name="P153" style:family="paragraph" style:parent-style-name="Text_20_body" style:list-style-name="L29"/>
    <style:style style:name="P154" style:family="paragraph" style:parent-style-name="Text_20_body" style:list-style-name="L30"/>
    <style:style style:name="P155" style:family="paragraph" style:parent-style-name="Text_20_body" style:list-style-name="L31"/>
    <style:style style:name="P156" style:family="paragraph" style:parent-style-name="Text_20_body" style:list-style-name="L32"/>
    <style:style style:name="P157" style:family="paragraph" style:parent-style-name="Text_20_body" style:list-style-name="L33"/>
    <style:style style:name="P158" style:family="paragraph" style:parent-style-name="Text_20_body" style:list-style-name="L34"/>
    <style:style style:name="P159" style:family="paragraph" style:parent-style-name="Text_20_body" style:list-style-name="L35"/>
    <style:style style:name="P160" style:family="paragraph" style:parent-style-name="Text_20_body" style:list-style-name="L36">
      <style:text-properties officeooo:paragraph-rsid="0770d456"/>
    </style:style>
    <style:style style:name="P161" style:family="paragraph" style:parent-style-name="Text_20_body" style:list-style-name="L37"/>
    <style:style style:name="P162" style:family="paragraph" style:parent-style-name="Text_20_body" style:list-style-name="L38"/>
    <style:style style:name="P163" style:family="paragraph" style:parent-style-name="Text_20_body" style:list-style-name="L39"/>
    <style:style style:name="P164" style:family="paragraph" style:parent-style-name="Text_20_body" style:list-style-name="L40"/>
    <style:style style:name="P165" style:family="paragraph" style:parent-style-name="Text_20_body" style:list-style-name="L41"/>
    <style:style style:name="P166" style:family="paragraph" style:parent-style-name="Text_20_body" style:list-style-name="L42">
      <style:text-properties officeooo:paragraph-rsid="0775e38c"/>
    </style:style>
    <style:style style:name="P167" style:family="paragraph" style:parent-style-name="Text_20_body">
      <style:text-properties fo:font-weight="bold" officeooo:paragraph-rsid="077a56fa"/>
    </style:style>
    <style:style style:name="P168" style:family="paragraph" style:parent-style-name="Text_20_body" style:list-style-name="L43"/>
    <style:style style:name="P169" style:family="paragraph" style:parent-style-name="Text_20_body" style:list-style-name="L44"/>
    <style:style style:name="P170" style:family="paragraph" style:parent-style-name="Text_20_body">
      <style:text-properties officeooo:paragraph-rsid="0799deb3"/>
    </style:style>
    <style:style style:name="P171" style:family="paragraph" style:parent-style-name="Text_20_body" style:list-style-name="L2">
      <style:paragraph-properties fo:margin-top="0cm" fo:margin-bottom="0cm" style:contextual-spacing="false"/>
    </style:style>
    <style:style style:name="P172" style:family="paragraph" style:parent-style-name="Text_20_body" style:list-style-name="L3">
      <style:paragraph-properties fo:margin-top="0cm" fo:margin-bottom="0cm" style:contextual-spacing="false"/>
    </style:style>
    <style:style style:name="P173" style:family="paragraph" style:parent-style-name="Text_20_body" style:list-style-name="L7">
      <style:paragraph-properties fo:margin-top="0cm" fo:margin-bottom="0cm" style:contextual-spacing="false"/>
    </style:style>
    <style:style style:name="P174" style:family="paragraph" style:parent-style-name="Text_20_body" style:list-style-name="L8">
      <style:paragraph-properties fo:margin-top="0cm" fo:margin-bottom="0cm" style:contextual-spacing="false"/>
    </style:style>
    <style:style style:name="P175" style:family="paragraph" style:parent-style-name="Text_20_body" style:list-style-name="L9">
      <style:paragraph-properties fo:margin-top="0cm" fo:margin-bottom="0cm" style:contextual-spacing="false"/>
    </style:style>
    <style:style style:name="P176" style:family="paragraph" style:parent-style-name="Text_20_body" style:list-style-name="L10">
      <style:paragraph-properties fo:margin-top="0cm" fo:margin-bottom="0cm" style:contextual-spacing="false"/>
    </style:style>
    <style:style style:name="P177" style:family="paragraph" style:parent-style-name="Text_20_body" style:list-style-name="L11">
      <style:paragraph-properties fo:margin-top="0cm" fo:margin-bottom="0cm" style:contextual-spacing="false"/>
    </style:style>
    <style:style style:name="P178" style:family="paragraph" style:parent-style-name="Text_20_body" style:list-style-name="L12">
      <style:paragraph-properties fo:margin-top="0cm" fo:margin-bottom="0cm" style:contextual-spacing="false"/>
    </style:style>
    <style:style style:name="P179" style:family="paragraph" style:parent-style-name="Text_20_body" style:list-style-name="L13">
      <style:paragraph-properties fo:margin-top="0cm" fo:margin-bottom="0cm" style:contextual-spacing="false"/>
    </style:style>
    <style:style style:name="P180" style:family="paragraph" style:parent-style-name="Text_20_body" style:list-style-name="L14">
      <style:paragraph-properties fo:margin-top="0cm" fo:margin-bottom="0cm" style:contextual-spacing="false"/>
    </style:style>
    <style:style style:name="P181" style:family="paragraph" style:parent-style-name="Text_20_body" style:list-style-name="L15">
      <style:paragraph-properties fo:margin-top="0cm" fo:margin-bottom="0cm" style:contextual-spacing="false"/>
    </style:style>
    <style:style style:name="P182" style:family="paragraph" style:parent-style-name="Text_20_body" style:list-style-name="L40">
      <style:paragraph-properties fo:margin-top="0cm" fo:margin-bottom="0cm" style:contextual-spacing="false"/>
    </style:style>
    <style:style style:name="P183" style:family="paragraph" style:parent-style-name="Text_20_body" style:list-style-name="L41">
      <style:paragraph-properties fo:margin-top="0cm" fo:margin-bottom="0cm" style:contextual-spacing="false"/>
    </style:style>
    <style:style style:name="P184" style:family="paragraph" style:parent-style-name="Text_20_body" style:list-style-name="L43">
      <style:paragraph-properties fo:margin-top="0cm" fo:margin-bottom="0cm" style:contextual-spacing="false"/>
    </style:style>
    <style:style style:name="P185" style:family="paragraph" style:parent-style-name="Text_20_body" style:list-style-name="L44">
      <style:paragraph-properties fo:margin-top="0cm" fo:margin-bottom="0cm" style:contextual-spacing="false"/>
    </style:style>
    <style:style style:name="P186"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officeooo:rsid="01fe52d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7831cac"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76203be" style:font-weight-asian="normal" style:font-weight-complex="normal"/>
    </style:style>
    <style:style style:name="T18" style:family="text">
      <style:text-properties fo:font-weight="normal" officeooo:rsid="07831cac" style:font-weight-asian="normal" style:font-weight-complex="normal"/>
    </style:style>
    <style:style style:name="T19" style:family="text">
      <style:text-properties fo:font-size="24pt" style:font-size-asian="24pt" style:font-size-complex="24pt"/>
    </style:style>
    <style:style style:name="T20" style:family="text">
      <style:text-properties fo:font-size="24pt" officeooo:rsid="00bf9382" style:font-size-asian="24pt" style:font-size-complex="24pt"/>
    </style:style>
    <style:style style:name="T21" style:family="text">
      <style:text-properties officeooo:rsid="00ad6792"/>
    </style:style>
    <style:style style:name="T22" style:family="text">
      <style:text-properties style:font-name="Liberation Serif1"/>
    </style:style>
    <style:style style:name="T23" style:family="text">
      <style:text-properties style:font-name="Liberation Serif"/>
    </style:style>
    <style:style style:name="T24" style:family="text">
      <style:text-properties style:font-name="Liberation Serif" officeooo:rsid="06ff393e"/>
    </style:style>
    <style:style style:name="T25" style:family="text">
      <style:text-properties style:font-name="Liberation Serif" officeooo:rsid="0766cbe7"/>
    </style:style>
    <style:style style:name="T26"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7"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8"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9" style:family="text">
      <style:text-properties officeooo:rsid="020a6764"/>
    </style:style>
    <style:style style:name="T30" style:family="text">
      <style:text-properties officeooo:rsid="0429bdb8"/>
    </style:style>
    <style:style style:name="T31" style:family="text">
      <style:text-properties fo:color="#1b75bc" loext:opacity="100%" style:font-name="FontAwesome" fo:font-size="15pt" officeooo:rsid="003ad551" style:font-name-asian="FontAwesome" style:font-size-asian="15pt" style:font-name-complex="FontAwesome" style:font-size-complex="15pt"/>
    </style:style>
    <style:style style:name="T32"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3"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4"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5" style:family="text">
      <style:text-properties officeooo:rsid="06ce5cbf"/>
    </style:style>
    <style:style style:name="T36" style:family="text">
      <style:text-properties officeooo:rsid="06cfbc78"/>
    </style:style>
    <style:style style:name="T37" style:family="text">
      <style:text-properties officeooo:rsid="0700c6d7"/>
    </style:style>
    <style:style style:name="T38" style:family="text">
      <style:text-properties officeooo:rsid="0727e9a5"/>
    </style:style>
    <style:style style:name="T39"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0"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1" style:family="text">
      <style:text-properties officeooo:rsid="07430f28"/>
    </style:style>
    <style:style style:name="T42" style:family="text">
      <style:text-properties officeooo:rsid="0750dc52"/>
    </style:style>
    <style:style style:name="T43" style:family="text">
      <style:text-properties officeooo:rsid="075231c0"/>
    </style:style>
    <style:style style:name="T44" style:family="text">
      <style:text-properties officeooo:rsid="0753a8aa"/>
    </style:style>
    <style:style style:name="T45" style:family="text">
      <style:text-properties officeooo:rsid="0754fad9"/>
    </style:style>
    <style:style style:name="T46" style:family="text">
      <style:text-properties fo:language="zxx" fo:country="none" style:language-asian="zxx" style:country-asian="none" style:language-complex="zxx" style:country-complex="none"/>
    </style:style>
    <style:style style:name="T47" style:family="text">
      <style:text-properties officeooo:rsid="075bd386"/>
    </style:style>
    <style:style style:name="T48" style:family="text">
      <style:text-properties fo:font-size="15pt" style:font-size-asian="15pt" style:font-size-complex="15pt"/>
    </style:style>
    <style:style style:name="T49" style:family="text">
      <style:text-properties fo:font-size="15pt" officeooo:rsid="076178a2" style:font-size-asian="15pt" style:font-size-complex="15pt"/>
    </style:style>
    <style:style style:name="T50" style:family="text">
      <style:text-properties officeooo:rsid="076203be"/>
    </style:style>
    <style:style style:name="T51" style:family="text">
      <style:text-properties officeooo:rsid="0766cbe7"/>
    </style:style>
    <style:style style:name="T52" style:family="text">
      <style:text-properties fo:font-style="normal" style:font-style-asian="normal" style:font-style-complex="normal"/>
    </style:style>
    <style:style style:name="T53" style:family="text">
      <style:text-properties fo:color="#158466" loext:opacity="100%"/>
    </style:style>
    <style:style style:name="T54" style:family="text">
      <style:text-properties officeooo:rsid="076b5941"/>
    </style:style>
    <style:style style:name="T55" style:family="text">
      <style:text-properties officeooo:rsid="076c0e3d"/>
    </style:style>
    <style:style style:name="T56" style:family="text">
      <style:text-properties officeooo:rsid="076d4d5f"/>
    </style:style>
    <style:style style:name="T57" style:family="text">
      <style:text-properties fo:font-size="10.5pt"/>
    </style:style>
    <style:style style:name="T58" style:family="text">
      <style:text-properties officeooo:rsid="077528d3"/>
    </style:style>
    <style:style style:name="T59" style:family="text">
      <style:text-properties officeooo:rsid="0777bd23"/>
    </style:style>
    <style:style style:name="T60" style:family="text">
      <style:text-properties officeooo:rsid="07796237"/>
    </style:style>
    <style:style style:name="T61" style:family="text">
      <style:text-properties officeooo:rsid="07831ca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86">Linux Kommandolinjen</text:p>
      <text:p text:style-name="P85"/>
      <text:p text:style-name="Subtitle">Terje Berg-Hansen</text:p>
      <text:p text:style-name="P86">ITFakultetet.no</text:p>
      <text:p text:style-name="P6">Linux Kommandolinjen</text:p>
      <text:h text:style-name="P126"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2">©</text:span><text:span text:style-name="T23"> 20</text:span><text:span text:style-name="T24">2</text:span><text:span text:style-name="T25">1</text:span><text:span text:style-name="T23"> ITFakultetet.no – Alle rettigheter reservert</text:span><text:bookmark-end text:name="__RefHeading___Toc15176_820443553"/></text:p>
      <text:p text:style-name="Text_20_body"><text:bookmark-start text:name="__RefHeading___Toc15178_820443553"/>Publisert av ITFakultetet <text:span text:style-name="T41">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1"> brukes som <text:s/>dokumentasjon</text:span> <text:span text:style-name="T41">til disse kursene på </text:span>ITFakultetet.no:<text:bookmark-end text:name="__RefHeading___Toc15182_820443553"/></text:p>
      <text:list xml:id="list3826323475" text:style-name="L1">
        <text:list-item>
          <text:p text:style-name="P128"><text:bookmark-start text:name="__RefHeading___Toc15188_820443553"/>Linux Workshop: Kommandolinjen<text:bookmark-end text:name="__RefHeading___Toc15188_820443553"/></text:p>
        </text:list-item>
        <text:list-item>
          <text:p text:style-name="P128">Linux Sysadmin – trinn 1</text:p>
          <text:p text:style-name="P127"/>
        </text:list-item>
      </text:list>
      <text:p text:style-name="P7">Sjekk gjerne <text:a xlink:type="simple" xlink:href="http://www.itfakultetet.no/" text:style-name="Internet_20_link" text:visited-style-name="Visited_20_Internet_20_Link">www.itfakultetet.no</text:a> for <text:span text:style-name="T29">kursbeskrivelser </text:span><text:span text:style-name="T38">og</text:span><text:span text:style-name="T29"> </text:span>aktuelle kursdatoer.</text:p>
      <text:h text:style-name="P102" text:outline-level="1"><text:bookmark-start text:name="__RefHeading___Toc14191_140935937"/>Forord<text:bookmark-end text:name="__RefHeading___Toc14191_140935937"/></text:h>
      <text:p text:style-name="Text_20_body"><text:bookmark-start text:name="__RefHeading___Toc14195_140935937"/><text:span text:style-name="T41">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6">og </text:span>gjerne vil ha litt større forståelse for hva som egentlig foregår når <text:span text:style-name="T7">kommandoene</text:span> gir forventede eller overraskende resultater – eller <text:span text:style-name="T41">ingen re</text:span><text:span text:style-name="T51">s</text:span><text:span text:style-name="T41">ultater </text:span>i det hele tatt.<text:bookmark-end text:name="__RefHeading___Toc14195_140935937"/></text:p>
      <text:p text:style-name="Text_20_body"><text:bookmark-start text:name="__RefHeading___Toc14197_140935937"/>Alle tilbakemeldinger mottas med takk, spesielt <text:span text:style-name="T30">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5">Oslo</text:span>, <text:s/>20<text:span text:style-name="T37">2</text:span><text:span text:style-name="T51">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21">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90"><text:a xlink:type="simple" xlink:href="#__RefHeading___Toc14191_140935937" text:style-name="Index_20_Link" text:visited-style-name="Index_20_Link">Forord<text:tab/>4</text:a></text:p>
          <text:p text:style-name="P90"><text:a xlink:type="simple" xlink:href="#__RefHeading___Toc15235_820443553" text:style-name="Index_20_Link" text:visited-style-name="Index_20_Link">Innledning<text:tab/>8</text:a></text:p>
          <text:p text:style-name="P90"><text:a xlink:type="simple" xlink:href="#__RefHeading___Toc18222_1557834486" text:style-name="Index_20_Link" text:visited-style-name="Index_20_Link">Kapittel 1 Introduksjon og installering<text:tab/>9</text:a></text:p>
          <text:p text:style-name="P91"><text:a xlink:type="simple" xlink:href="#__RefHeading___Toc28015_3414636834" text:style-name="Index_20_Link" text:visited-style-name="Index_20_Link"> Introduksjon til GNU/Linux<text:tab/>9</text:a></text:p>
          <text:p text:style-name="P92"><text:a xlink:type="simple" xlink:href="#__RefHeading___Toc28017_3414636834" text:style-name="Index_20_Link" text:visited-style-name="Index_20_Link">GNU/Linux blir til<text:tab/>9</text:a></text:p>
          <text:p text:style-name="P92"><text:a xlink:type="simple" xlink:href="#__RefHeading___Toc28019_3414636834" text:style-name="Index_20_Link" text:visited-style-name="Index_20_Link">Linux er et sikret flerbrukersystem<text:tab/>9</text:a></text:p>
          <text:p text:style-name="P92"><text:a xlink:type="simple" xlink:href="#__RefHeading___Toc28021_3414636834" text:style-name="Index_20_Link" text:visited-style-name="Index_20_Link">Noen grunner til å bruke Linux:<text:tab/>10</text:a></text:p>
          <text:p text:style-name="P93"><text:a xlink:type="simple" xlink:href="#__RefHeading___Toc28023_3414636834" text:style-name="Index_20_Link" text:visited-style-name="Index_20_Link">Frihet / Leverandøruavhengighet<text:tab/>10</text:a></text:p>
          <text:p text:style-name="P93"><text:a xlink:type="simple" xlink:href="#__RefHeading___Toc28025_3414636834" text:style-name="Index_20_Link" text:visited-style-name="Index_20_Link">Sikkerhet: tilnærmet virusfritt<text:tab/>10</text:a></text:p>
          <text:p text:style-name="P93"><text:a xlink:type="simple" xlink:href="#__RefHeading___Toc28027_3414636834" text:style-name="Index_20_Link" text:visited-style-name="Index_20_Link">Mengder av gratis programvare - enkelt installert og oppdatert gjennom internett.<text:tab/>10</text:a></text:p>
          <text:p text:style-name="P91"><text:a xlink:type="simple" xlink:href="#__RefHeading___Toc28246_3414636834" text:style-name="Index_20_Link" text:visited-style-name="Index_20_Link"> Linux på Serveren<text:tab/>10</text:a></text:p>
          <text:p text:style-name="P91"><text:a xlink:type="simple" xlink:href="#__RefHeading___Toc28248_3414636834" text:style-name="Index_20_Link" text:visited-style-name="Index_20_Link"> Noen populære Server-distribusjoner<text:tab/>11</text:a></text:p>
          <text:p text:style-name="P92"><text:a xlink:type="simple" xlink:href="#__RefHeading___Toc28250_3414636834" text:style-name="Index_20_Link" text:visited-style-name="Index_20_Link">Debian<text:tab/>11</text:a></text:p>
          <text:p text:style-name="P92"><text:a xlink:type="simple" xlink:href="#__RefHeading___Toc28252_3414636834" text:style-name="Index_20_Link" text:visited-style-name="Index_20_Link">Ubuntu<text:tab/>11</text:a></text:p>
          <text:p text:style-name="P92"><text:a xlink:type="simple" xlink:href="#__RefHeading___Toc28254_3414636834" text:style-name="Index_20_Link" text:visited-style-name="Index_20_Link">Red Hat - RHEL / Centos / Fedora<text:tab/>11</text:a></text:p>
          <text:p text:style-name="P92"><text:a xlink:type="simple" xlink:href="#__RefHeading___Toc28256_3414636834" text:style-name="Index_20_Link" text:visited-style-name="Index_20_Link">SUSE - SLES / OpenSUSE Leap<text:tab/>11</text:a></text:p>
          <text:p text:style-name="P91"><text:a xlink:type="simple" xlink:href="#__RefHeading___Toc28402_3414636834" text:style-name="Index_20_Link" text:visited-style-name="Index_20_Link"> Installasjon av Ubuntu Desktop og Server<text:tab/>11</text:a></text:p>
          <text:p text:style-name="P91"><text:a xlink:type="simple" xlink:href="#__RefHeading___Toc28404_3414636834" text:style-name="Index_20_Link" text:visited-style-name="Index_20_Link"> Hva er kommandolinjen?<text:tab/>12</text:a></text:p>
          <text:p text:style-name="P92"><text:a xlink:type="simple" xlink:href="#__RefHeading___Toc28406_3414636834" text:style-name="Index_20_Link" text:visited-style-name="Index_20_Link">Grunnleggende bruk<text:tab/>12</text:a></text:p>
          <text:p text:style-name="P92"><text:a xlink:type="simple" xlink:href="#__RefHeading___Toc28408_3414636834" text:style-name="Index_20_Link" text:visited-style-name="Index_20_Link">Kommandoer versus museklikk<text:tab/>13</text:a></text:p>
          <text:p text:style-name="P92"><text:a xlink:type="simple" xlink:href="#__RefHeading___Toc28410_3414636834" text:style-name="Index_20_Link" text:visited-style-name="Index_20_Link">Tekstbaserte programmer<text:tab/>13</text:a></text:p>
          <text:p text:style-name="P91"><text:a xlink:type="simple" xlink:href="#__RefHeading___Toc28956_3414636834" text:style-name="Index_20_Link" text:visited-style-name="Index_20_Link"> history - gjenbruk av tidligere kommandoer<text:tab/>14</text:a></text:p>
          <text:p text:style-name="P91"><text:a xlink:type="simple" xlink:href="#__RefHeading___Toc28958_3414636834" text:style-name="Index_20_Link" text:visited-style-name="Index_20_Link"> .bashrc<text:tab/>15</text:a></text:p>
          <text:p text:style-name="P91"><text:a xlink:type="simple" xlink:href="#__RefHeading___Toc28960_3414636834" text:style-name="Index_20_Link" text:visited-style-name="Index_20_Link"> Tmux og Screen<text:tab/>15</text:a></text:p>
          <text:p text:style-name="P92"><text:a xlink:type="simple" xlink:href="#__RefHeading___Toc28962_3414636834" text:style-name="Index_20_Link" text:visited-style-name="Index_20_Link">tmux<text:tab/>15</text:a></text:p>
          <text:p text:style-name="P92"><text:a xlink:type="simple" xlink:href="#__RefHeading___Toc28964_3414636834" text:style-name="Index_20_Link" text:visited-style-name="Index_20_Link">screen<text:tab/>16</text:a></text:p>
          <text:p text:style-name="P91"><text:a xlink:type="simple" xlink:href="#__RefHeading___Toc28966_3414636834" text:style-name="Index_20_Link" text:visited-style-name="Index_20_Link"> Introduksjon til tekstbehandling med Vim<text:tab/>17</text:a></text:p>
          <text:p text:style-name="P92"><text:a xlink:type="simple" xlink:href="#__RefHeading___Toc28968_3414636834" text:style-name="Index_20_Link" text:visited-style-name="Index_20_Link">Behovet for en tekstbasert tekstbehandler<text:tab/>17</text:a></text:p>
          <text:p text:style-name="P92"><text:a xlink:type="simple" xlink:href="#__RefHeading___Toc28970_3414636834" text:style-name="Index_20_Link" text:visited-style-name="Index_20_Link">Vims særegenheter<text:tab/>17</text:a></text:p>
          <text:p text:style-name="P93"><text:a xlink:type="simple" xlink:href="#__RefHeading___Toc28972_3414636834" text:style-name="Index_20_Link" text:visited-style-name="Index_20_Link">Vims config-fil:    .vimrc<text:tab/>21</text:a></text:p>
          <text:p text:style-name="P91"><text:a xlink:type="simple" xlink:href="#__RefHeading___Toc28974_3414636834" text:style-name="Index_20_Link" text:visited-style-name="Index_20_Link">Eksterne ressurser:<text:tab/>21</text:a></text:p>
          <text:p text:style-name="P90"><text:a xlink:type="simple" xlink:href="#__RefHeading___Toc28976_3414636834" text:style-name="Index_20_Link" text:visited-style-name="Index_20_Link">Kapittel 2 Filsystemer, mapper og filer<text:tab/>22</text:a></text:p>
          <text:p text:style-name="P91"><text:a xlink:type="simple" xlink:href="#__RefHeading___Toc28978_3414636834" text:style-name="Index_20_Link" text:visited-style-name="Index_20_Link"> Linux Filsystem og Systemfiler<text:tab/>22</text:a></text:p>
          <text:p text:style-name="P91"><text:a xlink:type="simple" xlink:href="#__RefHeading___Toc28980_3414636834" text:style-name="Index_20_Link" text:visited-style-name="Index_20_Link"> ls - list innholdet i en mappe<text:tab/>24</text:a></text:p>
          <text:p text:style-name="P91"><text:a xlink:type="simple" xlink:href="#__RefHeading___Toc28982_3414636834" text:style-name="Index_20_Link" text:visited-style-name="Index_20_Link"> stat - list status for filer og filsystem<text:tab/>24</text:a></text:p>
          <text:p text:style-name="P91"><text:a xlink:type="simple" xlink:href="#__RefHeading___Toc28984_3414636834" text:style-name="Index_20_Link" text:visited-style-name="Index_20_Link"> wc - tell antall linjer, ord og tegn i en tekst eller fil<text:tab/>25</text:a></text:p>
          <text:p text:style-name="P91"><text:a xlink:type="simple" xlink:href="#__RefHeading___Toc28986_3414636834" text:style-name="Index_20_Link" text:visited-style-name="Index_20_Link"> cd - change directory<text:tab/>26</text:a></text:p>
          <text:p text:style-name="P91"><text:a xlink:type="simple" xlink:href="#__RefHeading___Toc28988_3414636834" text:style-name="Index_20_Link" text:visited-style-name="Index_20_Link"> mkdir - Oppretter en ny mappe(make directory)<text:tab/>26</text:a></text:p>
          <text:p text:style-name="P91"><text:a xlink:type="simple" xlink:href="#__RefHeading___Toc28990_3414636834" text:style-name="Index_20_Link" text:visited-style-name="Index_20_Link"> rmdir - Sletter en tom mappe<text:tab/>27</text:a></text:p>
          <text:p text:style-name="P91"><text:a xlink:type="simple" xlink:href="#__RefHeading___Toc1793_2263372716" text:style-name="Index_20_Link" text:visited-style-name="Index_20_Link"> rm (remove) - Sletter en eller flere mapper eller filer<text:tab/>27</text:a></text:p>
          <text:p text:style-name="P91"><text:soft-page-break/><text:a xlink:type="simple" xlink:href="#__RefHeading___Toc1795_2263372716" text:style-name="Index_20_Link" text:visited-style-name="Index_20_Link"> cp (copy)  - Kopierer filer og mapper<text:tab/>27</text:a></text:p>
          <text:p text:style-name="P91"><text:a xlink:type="simple" xlink:href="#__RefHeading___Toc1797_2263372716" text:style-name="Index_20_Link" text:visited-style-name="Index_20_Link"> mv (move) - Flytter eller gir nytt navn til filer eller mapper<text:tab/>28</text:a></text:p>
          <text:p text:style-name="P91"><text:a xlink:type="simple" xlink:href="#__RefHeading___Toc2857_1939511564" text:style-name="Index_20_Link" text:visited-style-name="Index_20_Link"> ln - lag hard eller symbolsk lenke<text:tab/>29</text:a></text:p>
          <text:p text:style-name="P92"><text:a xlink:type="simple" xlink:href="#__RefHeading___Toc2859_1939511564" text:style-name="Index_20_Link" text:visited-style-name="Index_20_Link">ln - Lag en hard lenke (snarvei) til en fil eller mappe.<text:tab/>29</text:a></text:p>
          <text:p text:style-name="P92"><text:a xlink:type="simple" xlink:href="#__RefHeading___Toc2861_1939511564" text:style-name="Index_20_Link" text:visited-style-name="Index_20_Link">ln -s - Lag en symbolsk eller soft lenke (snarvei) til en fil eller mappe.<text:tab/>29</text:a></text:p>
          <text:p text:style-name="P91"><text:a xlink:type="simple" xlink:href="#__RefHeading___Toc2863_1939511564" text:style-name="Index_20_Link" text:visited-style-name="Index_20_Link"><text:span text:style-name="T52"> </text:span></text:a><text:a xlink:type="simple" xlink:href="#__RefHeading___Toc2863_1939511564" text:style-name="Index_20_Link" text:visited-style-name="Index_20_Link"><text:span text:style-name="T52">df og du - vis størrelsen til partisjoner og mapper</text:span></text:a><text:a xlink:type="simple" xlink:href="#__RefHeading___Toc2863_1939511564" text:style-name="Index_20_Link" text:visited-style-name="Index_20_Link"><text:tab/>29</text:a></text:p>
          <text:p text:style-name="P92"><text:a xlink:type="simple" xlink:href="#__RefHeading___Toc2865_1939511564" text:style-name="Index_20_Link" text:visited-style-name="Index_20_Link">df<text:tab/>29</text:a></text:p>
          <text:p text:style-name="P92"><text:a xlink:type="simple" xlink:href="#__RefHeading___Toc2867_1939511564" text:style-name="Index_20_Link" text:visited-style-name="Index_20_Link">du<text:tab/>30</text:a></text:p>
          <text:p text:style-name="P91"><text:a xlink:type="simple" xlink:href="#__RefHeading___Toc2869_1939511564" text:style-name="Index_20_Link" text:visited-style-name="Index_20_Link"><text:span text:style-name="T52"> </text:span></text:a><text:a xlink:type="simple" xlink:href="#__RefHeading___Toc2869_1939511564" text:style-name="Index_20_Link" text:visited-style-name="Index_20_Link">find - søk etter filer og mapper<text:tab/>30</text:a></text:p>
          <text:p text:style-name="P93"><text:a xlink:type="simple" xlink:href="#__RefHeading___Toc2871_1939511564" text:style-name="Index_20_Link" text:visited-style-name="Index_20_Link">Søke etter navn, type, filstørrelse og tid<text:tab/>31</text:a></text:p>
          <text:p text:style-name="P93"><text:a xlink:type="simple" xlink:href="#__RefHeading___Toc2873_1939511564" text:style-name="Index_20_Link" text:visited-style-name="Index_20_Link">Søke etter mapper/filer og endre de vi finner<text:tab/>31</text:a></text:p>
          <text:p text:style-name="P94"><text:a xlink:type="simple" xlink:href="#__RefHeading___Toc2875_1939511564" text:style-name="Index_20_Link" text:visited-style-name="Index_20_Link">Endre søkeresultatet med -exec<text:tab/>31</text:a></text:p>
          <text:p text:style-name="P94"><text:a xlink:type="simple" xlink:href="#__RefHeading___Toc2877_1939511564" text:style-name="Index_20_Link" text:visited-style-name="Index_20_Link">Endre søkeresultatet med xargs<text:tab/>31</text:a></text:p>
          <text:p text:style-name="P91"><text:a xlink:type="simple" xlink:href="#__RefHeading___Toc2879_1939511564" text:style-name="Index_20_Link" text:visited-style-name="Index_20_Link"><text:span text:style-name="T52"> </text:span></text:a><text:a xlink:type="simple" xlink:href="#__RefHeading___Toc2879_1939511564" text:style-name="Index_20_Link" text:visited-style-name="Index_20_Link"><text:span text:style-name="T52">chown - endre eierskap til mapper og filer</text:span></text:a><text:a xlink:type="simple" xlink:href="#__RefHeading___Toc2879_1939511564" text:style-name="Index_20_Link" text:visited-style-name="Index_20_Link"><text:tab/>31</text:a></text:p>
          <text:p text:style-name="P91"><text:a xlink:type="simple" xlink:href="#__RefHeading___Toc2881_1939511564" text:style-name="Index_20_Link" text:visited-style-name="Index_20_Link"><text:span text:style-name="T52"> </text:span></text:a><text:a xlink:type="simple" xlink:href="#__RefHeading___Toc2881_1939511564" text:style-name="Index_20_Link" text:visited-style-name="Index_20_Link">chmod - endre tilgangsrettigheter til mapper og filer<text:tab/>32</text:a></text:p>
          <text:p text:style-name="P92"><text:a xlink:type="simple" xlink:href="#__RefHeading___Toc2883_1939511564" text:style-name="Index_20_Link" text:visited-style-name="Index_20_Link">chmod med tall<text:tab/>33</text:a></text:p>
          <text:p text:style-name="P92"><text:a xlink:type="simple" xlink:href="#__RefHeading___Toc2885_1939511564" text:style-name="Index_20_Link" text:visited-style-name="Index_20_Link">chmod med bokstaver<text:tab/>33</text:a></text:p>
          <text:p text:style-name="P91"><text:a xlink:type="simple" xlink:href="#__RefHeading___Toc2887_1939511564" text:style-name="Index_20_Link" text:visited-style-name="Index_20_Link"><text:span text:style-name="T52"> </text:span></text:a><text:a xlink:type="simple" xlink:href="#__RefHeading___Toc2887_1939511564" text:style-name="Index_20_Link" text:visited-style-name="Index_20_Link">Komprimering og dekomprimering av filer og mapper<text:tab/>33</text:a></text:p>
          <text:p text:style-name="P92"><text:a xlink:type="simple" xlink:href="#__RefHeading___Toc2889_1939511564" text:style-name="Index_20_Link" text:visited-style-name="Index_20_Link">Komprimering med zip<text:tab/>34</text:a></text:p>
          <text:p text:style-name="P92"><text:a xlink:type="simple" xlink:href="#__RefHeading___Toc2891_1939511564" text:style-name="Index_20_Link" text:visited-style-name="Index_20_Link">Komprimering med gzip<text:tab/>34</text:a></text:p>
          <text:p text:style-name="P92"><text:a xlink:type="simple" xlink:href="#__RefHeading___Toc2893_1939511564" text:style-name="Index_20_Link" text:visited-style-name="Index_20_Link">Komprimering med bzip2<text:tab/>35</text:a></text:p>
          <text:p text:style-name="P92"><text:a xlink:type="simple" xlink:href="#__RefHeading___Toc2895_1939511564" text:style-name="Index_20_Link" text:visited-style-name="Index_20_Link">Pakking og komprimering med tar<text:tab/>35</text:a></text:p>
          <text:p text:style-name="P91"><text:a xlink:type="simple" xlink:href="#__RefHeading___Toc2897_1939511564" text:style-name="Index_20_Link" text:visited-style-name="Index_20_Link"><text:span text:style-name="T52"> </text:span></text:a><text:a xlink:type="simple" xlink:href="#__RefHeading___Toc2897_1939511564" text:style-name="Index_20_Link" text:visited-style-name="Index_20_Link"><text:span text:style-name="T52">rsync - synkronisering av filer mellom maskiner</text:span></text:a><text:a xlink:type="simple" xlink:href="#__RefHeading___Toc2897_1939511564" text:style-name="Index_20_Link" text:visited-style-name="Index_20_Link"><text:tab/>36</text:a></text:p>
          <text:p text:style-name="P91"><text:a xlink:type="simple" xlink:href="#__RefHeading___Toc2899_1939511564" text:style-name="Index_20_Link" text:visited-style-name="Index_20_Link"></text:a><text:a xlink:type="simple" xlink:href="#__RefHeading___Toc2899_1939511564" text:style-name="Index_20_Link" text:visited-style-name="Index_20_Link"><text:span text:style-name="T52"> </text:span></text:a><text:a xlink:type="simple" xlink:href="#__RefHeading___Toc2899_1939511564" text:style-name="Index_20_Link" text:visited-style-name="Index_20_Link"><text:span text:style-name="T13">ØVELSE Endre filnavn på mange filer samtidig med find og xargs</text:span></text:a><text:a xlink:type="simple" xlink:href="#__RefHeading___Toc2899_1939511564" text:style-name="Index_20_Link" text:visited-style-name="Index_20_Link"><text:tab/>36</text:a></text:p>
          <text:p text:style-name="P90"><text:a xlink:type="simple" xlink:href="#__RefHeading___Toc2901_1939511564" text:style-name="Index_20_Link" text:visited-style-name="Index_20_Link">Kapittel 3 Pakke- og brukerhåndtering<text:tab/>38</text:a></text:p>
          <text:p text:style-name="P91"><text:a xlink:type="simple" xlink:href="#__RefHeading___Toc2903_1939511564" text:style-name="Index_20_Link" text:visited-style-name="Index_20_Link"><text:span text:style-name="T52"> </text:span></text:a><text:a xlink:type="simple" xlink:href="#__RefHeading___Toc2903_1939511564" text:style-name="Index_20_Link" text:visited-style-name="Index_20_Link">Pakkehåndtering fra kommandolinjen<text:tab/>38</text:a></text:p>
          <text:p text:style-name="P91"><text:a xlink:type="simple" xlink:href="#__RefHeading___Toc2905_1939511564" text:style-name="Index_20_Link" text:visited-style-name="Index_20_Link"><text:span text:style-name="T52"> </text:span></text:a><text:a xlink:type="simple" xlink:href="#__RefHeading___Toc2905_1939511564" text:style-name="Index_20_Link" text:visited-style-name="Index_20_Link">Installere og oppgradere DEB-pakker<text:tab/>38</text:a></text:p>
          <text:p text:style-name="P92"><text:a xlink:type="simple" xlink:href="#__RefHeading___Toc2907_1939511564" text:style-name="Index_20_Link" text:visited-style-name="Index_20_Link">DEB<text:tab/>38</text:a></text:p>
          <text:p text:style-name="P92"><text:a xlink:type="simple" xlink:href="#__RefHeading___Toc2909_1939511564" text:style-name="Index_20_Link" text:visited-style-name="Index_20_Link">APT<text:tab/>38</text:a></text:p>
          <text:p text:style-name="P92"><text:a xlink:type="simple" xlink:href="#__RefHeading___Toc2911_1939511564" text:style-name="Index_20_Link" text:visited-style-name="Index_20_Link">dpkg<text:tab/>40</text:a></text:p>
          <text:p text:style-name="P91"><text:a xlink:type="simple" xlink:href="#__RefHeading___Toc2913_1939511564" text:style-name="Index_20_Link" text:visited-style-name="Index_20_Link"><text:span text:style-name="T52"> </text:span></text:a><text:a xlink:type="simple" xlink:href="#__RefHeading___Toc2913_1939511564" text:style-name="Index_20_Link" text:visited-style-name="Index_20_Link">Installere og oppgradere RPM-pakker<text:tab/>41</text:a></text:p>
          <text:p text:style-name="P91"><text:a xlink:type="simple" xlink:href="#__RefHeading___Toc2915_1939511564" text:style-name="Index_20_Link" text:visited-style-name="Index_20_Link"><text:span text:style-name="T52"> </text:span></text:a><text:a xlink:type="simple" xlink:href="#__RefHeading___Toc2915_1939511564" text:style-name="Index_20_Link" text:visited-style-name="Index_20_Link">RPM - Pakkehåndtering med Red Hat Package Manager<text:tab/>41</text:a></text:p>
          <text:p text:style-name="P92"><text:a xlink:type="simple" xlink:href="#__RefHeading___Toc2917_1939511564" text:style-name="Index_20_Link" text:visited-style-name="Index_20_Link">RPM<text:tab/>41</text:a></text:p>
          <text:p text:style-name="P92"><text:a xlink:type="simple" xlink:href="#__RefHeading___Toc2919_1939511564" text:style-name="Index_20_Link" text:visited-style-name="Index_20_Link">YUM / DNF<text:tab/>41</text:a></text:p>
          <text:p text:style-name="P92"><text:a xlink:type="simple" xlink:href="#__RefHeading___Toc2921_1939511564" text:style-name="Index_20_Link" text:visited-style-name="Index_20_Link">rpm<text:tab/>43</text:a></text:p>
          <text:p text:style-name="P91"><text:a xlink:type="simple" xlink:href="#__RefHeading___Toc3360_1939511564" text:style-name="Index_20_Link" text:visited-style-name="Index_20_Link"><text:span text:style-name="T52"> </text:span></text:a><text:a xlink:type="simple" xlink:href="#__RefHeading___Toc3360_1939511564" text:style-name="Index_20_Link" text:visited-style-name="Index_20_Link">Brukerhåndtering fra kommandolinjen<text:tab/>44</text:a></text:p>
          <text:p text:style-name="P92"><text:a xlink:type="simple" xlink:href="#__RefHeading___Toc3362_1939511564" text:style-name="Index_20_Link" text:visited-style-name="Index_20_Link">Informasjon om en bruker<text:tab/>44</text:a></text:p>
          <text:p text:style-name="P92"><text:a xlink:type="simple" xlink:href="#__RefHeading___Toc3364_1939511564" text:style-name="Index_20_Link" text:visited-style-name="Index_20_Link">Legge til en ny bruker<text:tab/>44</text:a></text:p>
          <text:p text:style-name="P92"><text:a xlink:type="simple" xlink:href="#__RefHeading___Toc3366_1939511564" text:style-name="Index_20_Link" text:visited-style-name="Index_20_Link">Endre en eksisterende bruker<text:tab/>45</text:a></text:p>
          <text:p text:style-name="P92"><text:a xlink:type="simple" xlink:href="#__RefHeading___Toc3368_1939511564" text:style-name="Index_20_Link" text:visited-style-name="Index_20_Link">Slette en bruker fra systemet<text:tab/>46</text:a></text:p>
          <text:p text:style-name="P92"><text:a xlink:type="simple" xlink:href="#__RefHeading___Toc3370_1939511564" text:style-name="Index_20_Link" text:visited-style-name="Index_20_Link">Grupper<text:tab/>46</text:a></text:p>
          <text:p text:style-name="P91"><text:a xlink:type="simple" xlink:href="#__RefHeading___Toc3372_1939511564" text:style-name="Index_20_Link" text:visited-style-name="Index_20_Link"><text:span text:style-name="T52"> </text:span></text:a><text:a xlink:type="simple" xlink:href="#__RefHeading___Toc3372_1939511564" text:style-name="Index_20_Link" text:visited-style-name="Index_20_Link">/etc/passwd, /etc/shadow og /etc/group<text:tab/>47</text:a></text:p>
          <text:p text:style-name="P90"><text:a xlink:type="simple" xlink:href="#__RefHeading___Toc3374_1939511564" text:style-name="Index_20_Link" text:visited-style-name="Index_20_Link">Kapittel 4 4: SSH / SCP / SFTP<text:tab/>50</text:a></text:p>
          <text:p text:style-name="P91"><text:a xlink:type="simple" xlink:href="#__RefHeading___Toc3376_1939511564" text:style-name="Index_20_Link" text:visited-style-name="Index_20_Link"><text:span text:style-name="T52"> </text:span></text:a><text:a xlink:type="simple" xlink:href="#__RefHeading___Toc3376_1939511564" text:style-name="Index_20_Link" text:visited-style-name="Index_20_Link">Installasjon og konfigurering av OpenSSH - secure shell server<text:tab/>50</text:a></text:p>
          <text:p text:style-name="P92"><text:a xlink:type="simple" xlink:href="#__RefHeading___Toc3378_1939511564" text:style-name="Index_20_Link" text:visited-style-name="Index_20_Link">Installasjon<text:tab/>50</text:a></text:p>
          <text:p text:style-name="P92"><text:soft-page-break/><text:a xlink:type="simple" xlink:href="#__RefHeading___Toc3380_1939511564" text:style-name="Index_20_Link" text:visited-style-name="Index_20_Link">Konfigurering<text:tab/>50</text:a></text:p>
          <text:p text:style-name="P91"><text:a xlink:type="simple" xlink:href="#__RefHeading___Toc3382_1939511564" text:style-name="Index_20_Link" text:visited-style-name="Index_20_Link"><text:span text:style-name="T52"> </text:span></text:a><text:a xlink:type="simple" xlink:href="#__RefHeading___Toc3382_1939511564" text:style-name="Index_20_Link" text:visited-style-name="Index_20_Link">Bruk av aliaser via SSHs konfigurasjonsfil<text:tab/>51</text:a></text:p>
          <text:p text:style-name="P91"><text:a xlink:type="simple" xlink:href="#__RefHeading___Toc3384_1939511564" text:style-name="Index_20_Link" text:visited-style-name="Index_20_Link"><text:span text:style-name="T52"> </text:span></text:a><text:a xlink:type="simple" xlink:href="#__RefHeading___Toc3384_1939511564" text:style-name="Index_20_Link" text:visited-style-name="Index_20_Link">Passordløs innlogging<text:tab/>52</text:a></text:p>
          <text:p text:style-name="P93"><text:a xlink:type="simple" xlink:href="#__RefHeading___Toc3386_1939511564" text:style-name="Index_20_Link" text:visited-style-name="Index_20_Link">Innlogging med nøkler, uten passord<text:tab/>52</text:a></text:p>
          <text:p text:style-name="P91"><text:a xlink:type="simple" xlink:href="#__RefHeading___Toc3388_1939511564" text:style-name="Index_20_Link" text:visited-style-name="Index_20_Link"><text:span text:style-name="T52"> </text:span></text:a><text:a xlink:type="simple" xlink:href="#__RefHeading___Toc3388_1939511564" text:style-name="Index_20_Link" text:visited-style-name="Index_20_Link">Sikker kopiering av filer og mapper med scp<text:tab/>53</text:a></text:p>
          <text:p text:style-name="P91"><text:a xlink:type="simple" xlink:href="#__RefHeading___Toc3390_1939511564" text:style-name="Index_20_Link" text:visited-style-name="Index_20_Link"><text:span text:style-name="T52">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2">FTP</text:span></text:a><text:a xlink:type="simple" xlink:href="#__RefHeading___Toc3390_1939511564" text:style-name="Index_20_Link" text:visited-style-name="Index_20_Link"><text:tab/>53</text:a></text:p>
          <text:p text:style-name="P91"><text:a xlink:type="simple" xlink:href="#__RefHeading___Toc3392_1939511564" text:style-name="Index_20_Link" text:visited-style-name="Index_20_Link"><text:span text:style-name="T52"> </text:span></text:a><text:a xlink:type="simple" xlink:href="#__RefHeading___Toc3392_1939511564" text:style-name="Index_20_Link" text:visited-style-name="Index_20_Link">SSH - tunneler<text:tab/>55</text:a></text:p>
          <text:p text:style-name="P92"><text:a xlink:type="simple" xlink:href="#__RefHeading___Toc3394_1939511564" text:style-name="Index_20_Link" text:visited-style-name="Index_20_Link"><text:s/>Eksempel 1:<text:tab/>55</text:a></text:p>
          <text:p text:style-name="P92"><text:a xlink:type="simple" xlink:href="#__RefHeading___Toc3396_1939511564" text:style-name="Index_20_Link" text:visited-style-name="Index_20_Link">Eksempel 2:<text:tab/>55</text:a></text:p>
          <text:p text:style-name="P92"><text:a xlink:type="simple" xlink:href="#__RefHeading___Toc3398_1939511564" text:style-name="Index_20_Link" text:visited-style-name="Index_20_Link">Eksempel 3:<text:tab/>56</text:a></text:p>
          <text:p text:style-name="P90"><text:a xlink:type="simple" xlink:href="#__RefHeading___Toc3400_1939511564" text:style-name="Index_20_Link" text:visited-style-name="Index_20_Link">Kapittel 5 Data Wrangling<text:tab/>57</text:a></text:p>
          <text:p text:style-name="P91"><text:a xlink:type="simple" xlink:href="#__RefHeading___Toc3692_1939511564" text:style-name="Index_20_Link" text:visited-style-name="Index_20_Link"><text:span text:style-name="T52"> </text:span></text:a><text:a xlink:type="simple" xlink:href="#__RefHeading___Toc3692_1939511564" text:style-name="Index_20_Link" text:visited-style-name="Index_20_Link">cat - skjøt sammen filer og mye mer<text:tab/>57</text:a></text:p>
          <text:p text:style-name="P93"><text:a xlink:type="simple" xlink:href="#__RefHeading___Toc3694_1939511564" text:style-name="Index_20_Link" text:visited-style-name="Index_20_Link">Eksempler:<text:tab/>58</text:a></text:p>
          <text:p text:style-name="P91"><text:a xlink:type="simple" xlink:href="#__RefHeading___Toc3696_1939511564" text:style-name="Index_20_Link" text:visited-style-name="Index_20_Link"><text:span text:style-name="T52"> </text:span></text:a><text:a xlink:type="simple" xlink:href="#__RefHeading___Toc3696_1939511564" text:style-name="Index_20_Link" text:visited-style-name="Index_20_Link">head og tail<text:tab/>59</text:a></text:p>
          <text:p text:style-name="P92"><text:a xlink:type="simple" xlink:href="#__RefHeading___Toc3698_1939511564" text:style-name="Index_20_Link" text:visited-style-name="Index_20_Link">head<text:tab/>59</text:a></text:p>
          <text:p text:style-name="P92"><text:a xlink:type="simple" xlink:href="#__RefHeading___Toc3700_1939511564" text:style-name="Index_20_Link" text:visited-style-name="Index_20_Link">tail<text:tab/>59</text:a></text:p>
          <text:p text:style-name="P92"><text:a xlink:type="simple" xlink:href="#__RefHeading___Toc3702_1939511564" text:style-name="Index_20_Link" text:visited-style-name="Index_20_Link">tail -f<text:tab/>59</text:a></text:p>
          <text:p text:style-name="P91"><text:a xlink:type="simple" xlink:href="#__RefHeading___Toc3704_1939511564" text:style-name="Index_20_Link" text:visited-style-name="Index_20_Link"><text:span text:style-name="T52"> </text:span></text:a><text:a xlink:type="simple" xlink:href="#__RefHeading___Toc3704_1939511564" text:style-name="Index_20_Link" text:visited-style-name="Index_20_Link">more og less<text:tab/>59</text:a></text:p>
          <text:p text:style-name="P91"><text:a xlink:type="simple" xlink:href="#__RefHeading___Toc3706_1939511564" text:style-name="Index_20_Link" text:visited-style-name="Index_20_Link"><text:span text:style-name="T52"> </text:span></text:a><text:a xlink:type="simple" xlink:href="#__RefHeading___Toc3706_1939511564" text:style-name="Index_20_Link" text:visited-style-name="Index_20_Link">date<text:tab/>60</text:a></text:p>
          <text:p text:style-name="P91"><text:a xlink:type="simple" xlink:href="#__RefHeading___Toc3708_1939511564" text:style-name="Index_20_Link" text:visited-style-name="Index_20_Link"><text:span text:style-name="T52"> </text:span></text:a><text:a xlink:type="simple" xlink:href="#__RefHeading___Toc3708_1939511564" text:style-name="Index_20_Link" text:visited-style-name="Index_20_Link">grep - fgrep - egrep - søk i tekstfiler<text:tab/>61</text:a></text:p>
          <text:p text:style-name="P91"><text:a xlink:type="simple" xlink:href="#__RefHeading___Toc4247_1939511564" text:style-name="Index_20_Link" text:visited-style-name="Index_20_Link"><text:span text:style-name="T52"> </text:span></text:a><text:a xlink:type="simple" xlink:href="#__RefHeading___Toc4247_1939511564" text:style-name="Index_20_Link" text:visited-style-name="Index_20_Link">sort - sorter tekstfiler<text:tab/>62</text:a></text:p>
          <text:p text:style-name="P91"><text:a xlink:type="simple" xlink:href="#__RefHeading___Toc4249_1939511564" text:style-name="Index_20_Link" text:visited-style-name="Index_20_Link"><text:span text:style-name="T52">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2">Fjern</text:span></text:a><text:a xlink:type="simple" xlink:href="#__RefHeading___Toc4249_1939511564" text:style-name="Index_20_Link" text:visited-style-name="Index_20_Link"> duplikater<text:tab/>64</text:a></text:p>
          <text:p text:style-name="P91"><text:a xlink:type="simple" xlink:href="#__RefHeading___Toc4251_1939511564" text:style-name="Index_20_Link" text:visited-style-name="Index_20_Link"><text:span text:style-name="T52"> </text:span></text:a><text:a xlink:type="simple" xlink:href="#__RefHeading___Toc4251_1939511564" text:style-name="Index_20_Link" text:visited-style-name="Index_20_Link">tr (translate) - endre tegn i en tekst<text:tab/>65</text:a></text:p>
          <text:p text:style-name="P91"><text:a xlink:type="simple" xlink:href="#__RefHeading___Toc4253_1939511564" text:style-name="Index_20_Link" text:visited-style-name="Index_20_Link"><text:span text:style-name="T52"> </text:span></text:a><text:a xlink:type="simple" xlink:href="#__RefHeading___Toc4253_1939511564" text:style-name="Index_20_Link" text:visited-style-name="Index_20_Link">sed - søk og erstatt tekst<text:tab/>67</text:a></text:p>
          <text:p text:style-name="P92"><text:a xlink:type="simple" xlink:href="#__RefHeading___Toc4255_1939511564" text:style-name="Index_20_Link" text:visited-style-name="Index_20_Link">sed<text:tab/>67</text:a></text:p>
          <text:p text:style-name="P91"><text:a xlink:type="simple" xlink:href="#__RefHeading___Toc4257_1939511564" text:style-name="Index_20_Link" text:visited-style-name="Index_20_Link"><text:span text:style-name="T52"> </text:span></text:a><text:a xlink:type="simple" xlink:href="#__RefHeading___Toc4257_1939511564" text:style-name="Index_20_Link" text:visited-style-name="Index_20_Link">awk - et programmeringsspråk for behandling av tekst<text:tab/>68</text:a></text:p>
          <text:p text:style-name="P93"><text:a xlink:type="simple" xlink:href="#__RefHeading___Toc4259_1939511564" text:style-name="Index_20_Link" text:visited-style-name="Index_20_Link">gawks online manual:<text:tab/>69</text:a></text:p>
          <text:p text:style-name="P91"><text:a xlink:type="simple" xlink:href="#__RefHeading___Toc4261_1939511564" text:style-name="Index_20_Link" text:visited-style-name="Index_20_Link"><text:span text:style-name="T52"> </text:span></text:a><text:a xlink:type="simple" xlink:href="#__RefHeading___Toc4261_1939511564" text:style-name="Index_20_Link" text:visited-style-name="Index_20_Link">cut<text:tab/>69</text:a></text:p>
          <text:p text:style-name="P91"><text:a xlink:type="simple" xlink:href="#__RefHeading___Toc5601_525869897" text:style-name="Index_20_Link" text:visited-style-name="Index_20_Link"><text:span text:style-name="T52"> </text:span></text:a><text:a xlink:type="simple" xlink:href="#__RefHeading___Toc5601_525869897" text:style-name="Index_20_Link" text:visited-style-name="Index_20_Link">paste<text:tab/>72</text:a></text:p>
          <text:p text:style-name="P91"><text:a xlink:type="simple" xlink:href="#__RefHeading___Toc5603_525869897" text:style-name="Index_20_Link" text:visited-style-name="Index_20_Link"><text:span text:style-name="T52"> </text:span></text:a><text:a xlink:type="simple" xlink:href="#__RefHeading___Toc5603_525869897" text:style-name="Index_20_Link" text:visited-style-name="Index_20_Link">comm og diff<text:tab/>73</text:a></text:p>
          <text:p text:style-name="P93"><text:a xlink:type="simple" xlink:href="#__RefHeading___Toc5605_525869897" text:style-name="Index_20_Link" text:visited-style-name="Index_20_Link">comm<text:tab/>73</text:a></text:p>
          <text:p text:style-name="P93"><text:a xlink:type="simple" xlink:href="#__RefHeading___Toc5607_525869897" text:style-name="Index_20_Link" text:visited-style-name="Index_20_Link">diff<text:tab/>74</text:a></text:p>
          <text:p text:style-name="P91"><text:a xlink:type="simple" xlink:href="#__RefHeading___Toc5609_525869897" text:style-name="Index_20_Link" text:visited-style-name="Index_20_Link"><text:span text:style-name="T52"> </text:span></text:a><text:a xlink:type="simple" xlink:href="#__RefHeading___Toc5609_525869897" text:style-name="Index_20_Link" text:visited-style-name="Index_20_Link">split - del opp en fil i flere mindre filer<text:tab/>75</text:a></text:p>
        </text:index-body>
      </text:table-of-content>
      <text:p text:style-name="Text_20_body"/>
      <text:h text:style-name="P103" text:outline-level="1"><text:bookmark-start text:name="__RefHeading___Toc15235_820443553"/>Innledning<text:bookmark-end text:name="__RefHeading___Toc15235_820443553"/></text:h>
      <text:p text:style-name="P14"/>
      <text:p text:style-name="P8"/>
      <text:p text:style-name="P4"/>
      <text:h text:style-name="Heading_20_1" text:outline-level="1"><text:bookmark-start text:name="__RefHeading___Toc18222_1557834486"/><text:span text:style-name="T19">Kapittel 1</text:span><text:span text:style-name="T20"><text:line-break/></text:span>Introduksjon <text:span text:style-name="T39">og installering</text:span><text:bookmark-end text:name="__RefHeading___Toc18222_1557834486"/></text:h>
      <text:h text:style-name="P30" text:outline-level="2"><text:bookmark-start text:name="__RefHeading___Toc28015_3414636834"/><text:span text:style-name="Strong_20_Emphasis"><text:span text:style-name="T31"> <text:s/></text:span></text:span><text:span text:style-name="Strong_20_Emphasis"><text:span text:style-name="T16">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816507956" text:style-name="L2">
            <text:list-item>
              <text:p text:style-name="P171"><text:bookmark text:name="yui_3_17_2_1_1607675071443_21"/>Richard Stallman startet i 1983 prosjektet GNU for å lage et fritt operativsystem </text:p>
            </text:list-item>
            <text:list-item>
              <text:p text:style-name="P171"><text:bookmark text:name="yui_3_17_2_1_1607675071443_20"/>GNU = Gnu is Not Unix </text:p>
            </text:list-item>
            <text:list-item>
              <text:p text:style-name="P171">Linus Thorvalds lagde i 1991 et studentprosjekt han kalte Linux, som skulle være en Unix-lignende kjerne som kunne kjøres på vanlige PCer.  </text:p>
            </text:list-item>
            <text:list-item>
              <text:p text:style-name="P171">GNU manglet en kjerne, og adopterte Linux-kjernen. Slik ble GNU/Linux et komplett operativsystem med en kjerne og et omkringliggende system av rutiner, verktøy og programmer. </text:p>
            </text:list-item>
            <text:list-item>
              <text:p text:style-name="P129">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3343320227" text:style-name="L3">
            <text:list-item>
              <text:p text:style-name="P172">Maskinvare var dyrt da Linux ble laget, og Linux er bygget for at mange brukere skal kunne bruke samme maskin. Brukerne er medlem av en eller flere grupper, og rettigheter tildeles på bruker- eller gruppenivå. </text:p>
            </text:list-item>
            <text:list-item>
              <text:p text:style-name="P172">Brukere kan være innlogget samtidig, kommunisere med hverandre og dele systemressurser på en intelligent måte. </text:p>
            </text:list-item>
            <text:list-item>
              <text:p text:style-name="P172">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30">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419034743" text:style-name="L4">
            <text:list-item>
              <text:h text:style-name="P109"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2867073199" text:style-name="L5">
            <text:list-item>
              <text:h text:style-name="P110"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608633362" text:style-name="L6">
            <text:list-item>
              <text:h text:style-name="P111"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2"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1" text:outline-level="2"><text:bookmark-start text:name="__RefHeading___Toc28246_3414636834"/><text:span text:style-name="Strong_20_Emphasis"><text:span text:style-name="T31">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1" text:outline-level="2"><text:bookmark-start text:name="__RefHeading___Toc28248_3414636834"/><text:soft-page-break/><text:span text:style-name="Strong_20_Emphasis"><text:span text:style-name="T31">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2" text:outline-level="2"><text:bookmark-start text:name="__RefHeading___Toc28402_3414636834"/><text:span text:style-name="Strong_20_Emphasis"><text:span text:style-name="T31">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0">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87"><text:soft-page-break/></text:p>
      <text:section text:style-name="Sect2" text:name="yui_3_17_2_1_1607677024068_21">
        <text:section text:style-name="Sect2" text:name="yui_3_17_2_1_1607677024068_20">
          <text:h text:style-name="P33" text:outline-level="2"><text:bookmark-start text:name="__RefHeading___Toc28404_3414636834"/><text:span text:style-name="Strong_20_Emphasis"><text:span text:style-name="T31">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3">skall</text:span> eller <text:span text:style-name="T13">terminal-vindu</text:span> eller ved å skrive og kjøre såkalte <text:span text:style-name="T13">skallskript, </text:span>ofte kalt <text:span text:style-name="T13">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3">"rør"</text:span> (<text:span text:style-name="T13">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3">less</text:span> som bl.a. lar deg bruke piltastene til å "scrolle" opp og ned i resultatet.</text:p>
          <text:p text:style-name="P8"><draw:frame draw:style-name="fr1" draw:name="Bilde1" text:anchor-type="char" svg:width="9.737cm" svg:height="6.177cm" draw:z-index="0"><draw:image xlink:href="Pictures/10000201000001C6000001208EC27472FE84520B.png" xlink:type="simple" xlink:show="embed" xlink:actuate="onLoad" draw:mime-type="image/png"/></draw:frame><text:span text:style-name="T13">Kommandolinjen i et terminalvindu, -emulator</text:span> eller <text:span text:style-name="T13">skall</text:span></text:p>
          <text:h text:style-name="Heading_20_3" text:outline-level="3"><text:bookmark-start text:name="__RefHeading___Toc28406_3414636834"/>Grunnleggende bruk<text:bookmark-end text:name="__RefHeading___Toc28406_3414636834"/></text:h>
          <text:list xml:id="list1437976990" text:style-name="L7">
            <text:list-item>
              <text:p text:style-name="P173">Standard input = tastatur og standard output = skjerm </text:p>
            </text:list-item>
            <text:list-item>
              <text:p text:style-name="P173">Kommandoer skrives i et terminal-skall med standard input og resultatet sendes til standard input - hvis ikke input og/eller ouput er omdirigert med &lt; eller &gt; </text:p>
            </text:list-item>
            <text:list-item>
              <text:p text:style-name="P173">Omdirigering av output med &gt; eller &gt;&gt;  - omdirigerer fra skjerm til fil eller til ingenting (/dev/null - "the bit bucket")</text:p>
              <text:list>
                <text:list-item>
                  <text:p text:style-name="P173">find -type f 2&gt;/dev/null </text:p>
                </text:list-item>
              </text:list>
            </text:list-item>
            <text:list-item>
              <text:p text:style-name="P173"><text:soft-page-break/>Kjeding av kommandoer med  |   - output fra en kommando blir input til neste kommando </text:p>
              <text:list>
                <text:list-item>
                  <text:p text:style-name="P173">sudo grep failed /var/log/secure | wc -l     (søker opp linjer som inneholder "failed" fra secure-loggen og sender resultatet til word count for å telle linjer, dvs. telle mislykkede innlogginger, passord-sjekker o.l. </text:p>
                </text:list-item>
              </text:list>
            </text:list-item>
            <text:list-item>
              <text:p text:style-name="P173">Kjør to kommandoer etter hverandre med &amp;&amp; eller || </text:p>
              <text:list>
                <text:list-item>
                  <text:p text:style-name="P173">mkdir mappe1 &amp;&amp; cd mappe1 </text:p>
                </text:list-item>
                <text:list-item>
                  <text:p text:style-name="P173">rm fil.txt || true </text:p>
                </text:list-item>
              </text:list>
            </text:list-item>
            <text:list-item>
              <text:p text:style-name="P173">Initialiser variabler med = og referer til dem med $ </text:p>
              <text:list>
                <text:list-item>
                  <text:p text:style-name="P173">PATH = $PATH:/home/terje/bin </text:p>
                </text:list-item>
              </text:list>
            </text:list-item>
            <text:list-item>
              <text:p text:style-name="P173">Bruk (( )) rundt matematiske beregninger og referer til dem med $(( )) </text:p>
              <text:list>
                <text:list-item>
                  <text:p text:style-name="P173">$ echo $((4+2*3) </text:p>
                </text:list-item>
                <text:list-item>
                  <text:p text:style-name="P173">10 </text:p>
                </text:list-item>
              </text:list>
            </text:list-item>
            <text:list-item>
              <text:p text:style-name="P173">Bruk { } til å erstatte noe med noe annet, og referer til det med ${  } </text:p>
              <text:list>
                <text:list-item>
                  <text:p text:style-name="P173">$ tekst="Dette er riktig" </text:p>
                </text:list-item>
                <text:list-item>
                  <text:p text:style-name="P173">$ echo ${tekst/er/var} </text:p>
                </text:list-item>
                <text:list-item>
                  <text:p text:style-name="P173">Dette var riktig </text:p>
                </text:list-item>
              </text:list>
            </text:list-item>
            <text:list-item>
              <text:p text:style-name="P173">Kjør programmer i bakgrunnen med &amp; </text:p>
              <text:list>
                <text:list-item>
                  <text:p text:style-name="P173">gimp &amp; </text:p>
                </text:list-item>
              </text:list>
            </text:list-item>
            <text:list-item>
              <text:p text:style-name="P173">Bruk tab til å fylle ut det som mangler ("tab completion") </text:p>
              <text:list>
                <text:list-item>
                  <text:p text:style-name="P173">cat fore  + tab   fyller ut resten av filnavnet til :  cat forekomster_av_ord_i_war-and-peace.txt </text:p>
                </text:list-item>
                <text:list-item>
                  <text:p text:style-name="P173">Gjelder også for programmer, kommandoer og noen steder også parametre </text:p>
                </text:list-item>
              </text:list>
            </text:list-item>
            <text:list-item>
              <text:p text:style-name="P173">Få hjelp via <text:span text:style-name="Strong_20_Emphasis">man</text:span> og <text:span text:style-name="Strong_20_Emphasis">info</text:span> </text:p>
              <text:list>
                <text:list-item>
                  <text:p text:style-name="P131">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3054444180" text:style-name="L8">
            <text:list-item>
              <text:p text:style-name="P174">Raskere å bruke enn grafiske brukergrensesnitt (fingrene dine forlater aldri tastaturet) </text:p>
            </text:list-item>
            <text:list-item>
              <text:p text:style-name="P174">Konfigurerbare snarveier og taste-bindinger. </text:p>
            </text:list-item>
            <text:list-item>
              <text:p text:style-name="P132">Virker også når du ikke har tilgang til grafiske grensesnitt, f.eks. når du logger deg inn på en tjener gjennom et terminalvindu </text:p>
            </text:list-item>
          </text:list>
          <text:p text:style-name="P11">Ulemper</text:p>
          <text:list xml:id="list773897610" text:style-name="L9">
            <text:list-item>
              <text:p text:style-name="P175">Du må huske kommandoer og snarveier (selv om det finnes måter å forenkle dette på) </text:p>
            </text:list-item>
            <text:list-item>
              <text:p text:style-name="P133">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4">TUI-applikasjoner</text:span> (Text-based User Interface). TUI-applikasjoner kan være raskere og mer fleksible og <text:soft-page-break/>konfigurerbare enn sine grafiske motparter: GUI-applikasjoner (Graphical User Interface). <text:line-break/><text:line-break/><text:span text:style-name="T10">Eksempler på tekstbaserte programmer</text:span></text:p>
          <text:list xml:id="list4115677557" text:style-name="L10">
            <text:list-item>
              <text:p text:style-name="P176">Nettlesere </text:p>
              <text:list>
                <text:list-item>
                  <text:p text:style-name="P176">Lynx, Links, w3m </text:p>
                </text:list-item>
              </text:list>
            </text:list-item>
            <text:list-item>
              <text:p text:style-name="P176">Epost-programmer </text:p>
              <text:list>
                <text:list-item>
                  <text:p text:style-name="P176">Mutt, Pine </text:p>
                </text:list-item>
              </text:list>
            </text:list-item>
            <text:list-item>
              <text:p text:style-name="P176">Kalendere </text:p>
              <text:list>
                <text:list-item>
                  <text:p text:style-name="P176">Calcurse, cal </text:p>
                </text:list-item>
              </text:list>
            </text:list-item>
            <text:list-item>
              <text:p text:style-name="P176">Mediaspillere</text:p>
              <text:list>
                <text:list-item>
                  <text:p text:style-name="P176">Mocp, Mp3blaster, play </text:p>
                </text:list-item>
              </text:list>
            </text:list-item>
            <text:list-item>
              <text:p text:style-name="P176">IRC </text:p>
              <text:list>
                <text:list-item>
                  <text:p text:style-name="P176">irssi </text:p>
                </text:list-item>
              </text:list>
            </text:list-item>
            <text:list-item>
              <text:p text:style-name="P176">Tekstbehandlere</text:p>
              <text:list>
                <text:list-item>
                  <text:p text:style-name="P134">Vim, Emacs, Nano, Joe etc </text:p>
                </text:list-item>
              </text:list>
            </text:list-item>
          </text:list>
        </text:section>
      </text:section>
      <text:h text:style-name="P34" text:outline-level="2"><text:bookmark-start text:name="__RefHeading___Toc28956_3414636834"/><text:span text:style-name="Strong_20_Emphasis"><text:span text:style-name="T31">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35" text:outline-level="2"><text:bookmark-start text:name="__RefHeading___Toc28958_3414636834"/><text:span text:style-name="Strong_20_Emphasis"><text:span text:style-name="T31">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2">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43">l</text:span> kommandoer som skal lagres i hist - filen - endret fra default 1000)</text:p>
      <text:h text:style-name="P36" text:outline-level="2"><text:bookmark-start text:name="__RefHeading___Toc28960_3414636834"/><text:span text:style-name="Strong_20_Emphasis"><text:span text:style-name="T31">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oft-page-break/><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0">Dersom du ikke kan installere tmux, kan du antagelig installere screen, som er forløperen til, og fungerer som en enklere utgave av tmux</text:span></text:p>
      <text:h text:style-name="P72" text:outline-level="3"><text:bookmark-start text:name="__RefHeading___Toc28964_3414636834"/>screen<text:bookmark-end text:name="__RefHeading___Toc28964_3414636834"/></text:h>
      <text:p text:style-name="P15">Programmet screen er alternativet til tmux når du trenger flere terminalvinduer samtidig på en maskin uten grafisk grensesnitt. <text:line-break/><text:line-break/>Start screen med denne kommandoen:</text:p>
      <text:p text:style-name="P78">$ screen</text:p>
      <text:p text:style-name="P15"><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0">$ &lt;ctrl&gt;+a+c</text:span> = Lag nytt vindu (c = create)<text:line-break/><text:span text:style-name="T10">$ &lt;ctrl&gt;+a+n</text:span> = gå til neste vindu (n = next)<text:line-break/><text:span text:style-name="T10">$ &lt;ctrl&gt;+a+a</text:span> = gå frem og tilbake mellom to vinduer (a = alternate)<text:line-break/><text:span text:style-name="T10">$ &lt;ctrl&gt;+a+k</text:span> = slett vinduet du er i (k = kill)<text:line-break/><text:span text:style-name="T10">$ &lt;ctrl&gt;+a+d</text:span> = frigjør vinduene (d = detatch)<text:line-break/><text:line-break/><text:soft-page-break/>Nå kan du logge ut fra serveren og komme tilbake dagen etter og logge deg inn, og så starter du screen med denne kommandoen:</text:p>
      <text:p text:style-name="P79">$ screen -r </text:p>
      <text:p text:style-name="P15">(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37" text:outline-level="2"><text:bookmark-start text:name="__RefHeading___Toc28966_3414636834"/><text:span text:style-name="Strong_20_Emphasis"><text:span text:style-name="T31"> <text:s/></text:span></text:span><text:span text:style-name="T44">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text:soft-page-break/>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0">i</text:span> (for <text:span text:style-name="T13">insert</text:span>) eller bokstaven <text:span text:style-name="T10">a</text:span> (for <text:span text:style-name="T13">append</text:span>). Flytt gjerne markøren med piltastene til linjen du vil redigere før du taster <text:span text:style-name="T10">i</text:span> eller <text:span text:style-name="T10">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Lagre og avslutt</text:p>
      <text:p text:style-name="Text_20_body">Når du er i kommandomodus, kan du gi Vim diverse kommandoer. Alle kommandoer begynner med tegnet kolon <text:span text:style-name="T10">:</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3">Angre</text:span></text:span></text:p>
      <text:p text:style-name="Text_20_body"><text:span text:style-name="T10">u </text:span>- angrer siste endring (kan repeteres)</text:p>
      <text:p text:style-name="Text_20_body"><text:soft-page-break/><text:span text:style-name="Strong_20_Emphasis"><text:span text:style-name="T13">Søke etter tekst</text:span></text:span></text:p>
      <text:p text:style-name="Text_20_body"><text:span text:style-name="Strong_20_Emphasis">/</text:span> (søk) - skriv søkeord rett etter /, f.eks. slik:</text:p>
      <text:p text:style-name="Text_20_body"><text:span text:style-name="T10">/test</text:span> - søker etter første forekomst av ordet test.</text:p>
      <text:p text:style-name="Text_20_body"><text:span text:style-name="T10">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3">Søk og erstatt</text:span></text:span></text:p>
      <text:p text:style-name="Text_20_body"><text:span text:style-name="T10">:%s/ord1/ord2 </text:span><text:span text:style-name="T13">-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6"><text:span text:style-name="Strong_20_Emphasis"><text:span text:style-name="T13">Slette tekst</text:span></text:span></text:p>
      <text:p text:style-name="Text_20_body"><text:span text:style-name="T10">dw</text:span> - sletter ett ord</text:p>
      <text:p text:style-name="Text_20_body"><text:span text:style-name="T10">dd</text:span> - sletter en hel linje</text:p>
      <text:p text:style-name="Text_20_body"><text:span text:style-name="Strong_20_Emphasis"><text:span text:style-name="T13">Kopiere og lime inn tekst</text:span></text:span></text:p>
      <text:p text:style-name="Text_20_body"><text:span text:style-name="Strong_20_Emphasis">yy</text:span> - kopierer en linje til minnet</text:p>
      <text:p text:style-name="Text_20_body"><text:span text:style-name="T10">yn</text:span> - kopierer n+1 linjer tekst til minnet</text:p>
      <text:p text:style-name="Text_20_body"><text:span text:style-name="T10">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68" text:outline-level="2"><text:bookmark-start text:name="__RefHeading___Toc28974_3414636834"/>Eksterne ressurser:<text:bookmark-end text:name="__RefHeading___Toc28974_3414636834"/></text:h>
      <text:list xml:id="list2394385201" text:style-name="L11">
        <text:list-item>
          <text:p text:style-name="P177"><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77"><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35"><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0"/>
      <text:h text:style-name="P104" text:outline-level="1"><text:bookmark-start text:name="__RefHeading___Toc28976_3414636834"/><text:span text:style-name="T46">Kapittel</text:span> 2 <text:line-break/>Filsystemer, mapper og filer<text:bookmark-end text:name="__RefHeading___Toc28976_3414636834"/></text:h>
      <text:h text:style-name="P38" text:outline-level="2"><text:bookmark-start text:name="__RefHeading___Toc28978_3414636834"/><text:bookmark text:name="yui_3_17_2_1_1607678205240_20"/><text:bookmark text:name="yui_3_17_2_1_1607678205240_21"/><text:span text:style-name="Strong_20_Emphasis"><text:span text:style-name="T31"> <text:s/></text:span></text:span>Linux Filsystem og Systemfiler<text:bookmark-end text:name="__RefHeading___Toc28978_3414636834"/></text:h>
      <text:p text:style-name="P17">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8">Bildet over viser standard-mapper i en vanlig Linux-installasjon. Øverste nivå kalles gjerne <text:span text:style-name="T10">rot-nivå</text:span> og angis med:<text:line-break/><text:line-break/><text:span text:style-name="T11">/</text:span></text:p>
      <text:p text:style-name="P18"><text:soft-page-break/><text:span text:style-name="T10"><text:line-break/>Brukernes hjemmemapper </text:span>lagres i mappen <text:span text:style-name="T10"><text:line-break/><text:line-break/>/home<text:line-break/></text:span><text:line-break/>Feks: /home/petter (Denne mappen tilsvarer mer eller mindre "Mine Dokumenter" i Windows)<text:line-break/><text:line-break/><text:span text:style-name="T10">Systemets konfigureringsfiler</text:span> ligger lagret i mappen:<text:line-break/><text:line-break/><text:span text:style-name="T10">/etc<text:line-break/><text:line-break/>Systemets programmer </text:span>ligger lagret i mappen:<text:line-break/><text:line-break/><text:span text:style-name="T10">/bin</text:span><text:line-break/><text:line-break/><text:span text:style-name="T10">Midlertidige filer </text:span>ligger lagret i mappen:<text:line-break/><text:line-break/><text:span text:style-name="T10">/tmp</text:span><text:line-break/><text:line-break/><text:span text:style-name="T10">Filer som kan brukes av flere brukere</text:span> ligger i mappen:<text:line-break/><text:line-break/><text:span text:style-name="T10">/usr</text:span><text:line-break/><text:line-break/>Feks. /usr/share/wallpapers (mappe med bakgrunnsbilder til skrivebordet)<text:line-break/><text:line-break/><text:span text:style-name="T10">Flyttbare media,</text:span> som CD-rom, DVD, USB, Ipod osv finner man i mappen:<text:line-break/><text:line-break/><text:span text:style-name="T10">/media</text:span><text:line-break/><text:line-break/>Når Linux-kjernen lastes ved oppstart, lages det et filsystem i mappen:<text:line-break/><text:line-break/><text:span text:style-name="T10">/proc</text:span><text:line-break/><text:line-break/>I denne mappen lagres innstillinger og parametre som brukes av kjernen. Man kan lese og endre disse parametrene ved å lese eller skrive til filer i undermappen:<text:line-break/><text:line-break/><text:span text:style-name="T10">/proc/sys</text:span> <text:line-break/><text:line-break/>For eksempel ligger det en fil i mappen <text:span text:style-name="T10">/proc/sys/wm</text:span> som heter <text:span text:style-name="T10">swappiness</text:span>. Denne filen inneholder et parameter for hvor ofte kjernen skal skrive til swap-filen - mellom 0 (sjeldnest) og 100 (oftest). Du kan lese gjeldende innstilling ved å lese filen:<text:line-break/><text:line-break/><text:soft-page-break/><text:span text:style-name="T10">$ cat /proc/sys/vm/swappiness</text:span><text:line-break/>$ 60<text:line-break/><text:line-break/>og du kan endre innstillingen ved å skrive til filen:<text:line-break/><text:line-break/><text:span text:style-name="T10">$ sudo echo "30" &gt; /proc/sys/vm/swappiness</text:span><text:line-break/><text:line-break/>Dette setter paramet<text:span text:style-name="T45">e</text:span>ret til 30, som gjør at kjernen skriver sjeldnere til swap-området. Merk at endringen ikke beholdes ved restart av kjernen </text:p>
      <text:h text:style-name="P38" text:outline-level="2"><text:bookmark-start text:name="__RefHeading___Toc28980_3414636834"/><text:span text:style-name="Strong_20_Emphasis"><text:span text:style-name="T31"> <text:s/></text:span></text:span>ls - list innholdet i en mappe<text:bookmark-end text:name="__RefHeading___Toc28980_3414636834"/></text:h>
      <text:p text:style-name="Text_20_body"><text:span text:style-name="T13">ls </text:span>er antagelig den kommandoen du vil bruke mest. ls er en forkortelse for <text:span text:style-name="T13">list</text:span> og kommandoen lister opp filer og undermapper i den mappen du befinner deg i - dvs i din <text:span text:style-name="T13">working directory</text:span> (kommandoen <text:span text:style-name="T14">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23456188112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234562232560">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234562231344">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234561754704">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234561756864">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23456176806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39" text:outline-level="2"><text:bookmark-start text:name="__RefHeading___Toc28982_3414636834"/><text:span text:style-name="Strong_20_Emphasis"><text:span text:style-name="T31">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0" text:outline-level="2"><text:bookmark-start text:name="__RefHeading___Toc28984_3414636834"/><text:bookmark text:name="yui_3_17_2_1_1607678630066_20"/><text:span text:style-name="Strong_20_Emphasis"><text:span text:style-name="T31">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1" text:outline-level="2"><text:bookmark-start text:name="__RefHeading___Toc28986_3414636834"/><text:bookmark text:name="yui_3_17_2_1_1607678693846_20"/><text:span text:style-name="Strong_20_Emphasis"><text:span text:style-name="T31"> <text:s/></text:span></text:span>cd - change directory<text:bookmark-end text:name="__RefHeading___Toc28986_3414636834"/></text:h>
      <text:p text:style-name="Standard">cd (change directory) - Bytter til en annen mappe</text:p>
      <text:p text:style-name="Standard"><text:span text:style-name="T14"><text:line-break/>Bruk: </text:span><text:span text:style-name="T13"><text:line-break/></text:span>cd &lt;sti til ny mappe&gt;. Stien kan være absolutt eller relativ.</text:p>
      <text:p text:style-name="P88"><text:line-break/>Eksempler:</text:p>
      <text:p text:style-name="P77"><text:span text:style-name="T11">$ cd</text:span> <text:span text:style-name="T11">..</text:span> (bytter til mappen som ligger to nivåer opp). <text:line-break/><text:line-break/><text:span text:style-name="T11">$ cd</text:span> (bytter til hjemmemappen din)<text:line-break/><text:line-break/><text:span text:style-name="T11">$cd</text:span> <text:span text:style-name="T11">~/Musikk</text:span> (bytter til mappen Musikk i hjemmemappen din)<text:line-break/><text:line-break/><text:span text:style-name="T11">$ cd</text:span> <text:span text:style-name="T11">-</text:span> (bytter til forrige mappe du <text:span text:style-name="T47">var i</text:span>)<text:line-break/><text:line-break/>$ <text:span text:style-name="T11">cd /</text:span> (bytter til rot-mappen i filsystemet)</text:p>
      <text:h text:style-name="Heading_20_2" text:outline-level="2"><text:bookmark-start text:name="__RefHeading___Toc28988_3414636834"/><text:bookmark text:name="yui_3_17_2_1_1607678852650_26"/><text:bookmark text:name="yui_3_17_2_1_1607678852650_27"/><text:span text:style-name="Strong_20_Emphasis"><text:span text:style-name="T31"> <text:s/></text:span></text:span><text:span text:style-name="Strong_20_Emphasis"><text:span text:style-name="T16">mkdir</text:span></text:span> - Oppretter en ny mappe(make directory)<text:bookmark-end text:name="__RefHeading___Toc28988_3414636834"/></text:h>
      <text:p text:style-name="Text_20_body"><text:bookmark text:name="yui_3_17_2_1_1607678852650_20"/><text:span text:style-name="T10"><text:line-break/>Bruk:</text:span><text:line-break/><text:line-break/>$ mkdir Bilder (Oppretter mappen <text:span text:style-name="T13">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1"> <text:s/></text:span></text:span><text:span text:style-name="Strong_20_Emphasis"><text:span text:style-name="T16">rmdir</text:span></text:span> - Sletter en tom mappe<text:bookmark-end text:name="__RefHeading___Toc28990_3414636834"/></text:h>
      <text:p text:style-name="Text_20_body"><text:span text:style-name="T10"><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6"/><text:bookmark text:name="yui_3_17_2_1_1607878965590_25"/><text:span text:style-name="Strong_20_Emphasis"><text:span text:style-name="T31"> <text:s/></text:span></text:span><text:s/><text:span text:style-name="T49">rm </text:span><text:span text:style-name="T48">(remove) - Sletter en eller flere mapper eller filer</text:span><text:bookmark-end text:name="__RefHeading___Toc1793_2263372716"/></text:h>
          <text:p text:style-name="P21">rm er <text:s/>kommandoen for å slette filer, men kan også slette hele mapper og undermapper. <text:s/></text:p>
          <text:p text:style-name="P19">Eksempler:</text:p>
          <text:p text:style-name="P82"><text:span text:style-name="T11">$ rm fil.txt </text:span>(sletter filen fil.txt)<text:line-break/><text:line-break/><text:span text:style-name="T11">$ rm -i fil.txt</text:span> (spør om du virkelig vil slette filen fil.txt, sletter hvis du bekrefter. -i står for <text:span text:style-name="T13">interactiv</text:span>)<text:line-break/><text:line-break/><text:span text:style-name="T11">$ rm -rf Dokumenter</text:span> (sletter hele mappen Dokumenter, inkludert mappens filer og undermapper, uten flere spørsmål)<text:line-break/><text:line-break/><text:span text:style-name="T11">$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6"/><text:bookmark text:name="yui_3_17_2_1_1607879159174_25"/><text:span text:style-name="Strong_20_Emphasis"><text:span text:style-name="T31"> <text:s/></text:span></text:span><text:span text:style-name="Strong_20_Emphasis">cp</text:span> (copy)  - Kopierer filer og mapper <text:bookmark-end text:name="__RefHeading___Toc1795_2263372716"/></text:h>
      <text:p text:style-name="P22"><text:span text:style-name="T14"><text:line-break/>Bruk:</text:span> </text:p>
      <text:p text:style-name="P80">cp &lt;kilde&gt; [&lt;sti&gt;/]&lt;kopi&gt; </text:p>
      <text:p text:style-name="P12"><text:line-break/>Eksempler:</text:p>
      <text:p text:style-name="Preformatted_20_Text">$ cp fil.txt .. <text:s text:c="6"/></text:p>
      <text:p text:style-name="Text_20_body">- kopierer fil.txt til mappen ett nivå opp<text:line-break/></text:p>
      <text:p text:style-name="P81"><text:soft-page-break/>$ cp -r Mp3/ Musikk/ </text:p>
      <text:p text:style-name="Text_20_body">- kopierer mappen Mp3 til mappen Musikk, inkludert alle undermapper og filer i mappen Mp3. -r står for <text:span text:style-name="T13">recursive.</text:span> <text:line-break/><text:line-break/>Merk at -r endrer fil-eierskap til den som utfører kopieringen. For å beholde originale filegenskaper, bruk:</text:p>
      <text:p text:style-name="P83"><text:span text:style-name="T11">$ cp -a</text:span> <text:s text:c="6"/>(som også <text:span text:style-name="T11">kopierer</text:span> rekursivt)</text:p>
      <text:p text:style-name="P89"/>
      <text:p text:style-name="P80">$ cp -u fil.doc /home/petter/dokumenter </text:p>
      <text:p text:style-name="P22">- kopierer filen fil.doc til mappen /home/petter/dokumenter, men bare hvis filen ikke finnes der fra før, eller hvis filen er nyere enn den som finnes der fra før. -u står for <text:span text:style-name="T13">update</text:span></text:p>
      <text:h text:style-name="P43" text:outline-level="2"><text:bookmark-start text:name="__RefHeading___Toc1797_2263372716"/><text:span text:style-name="Strong_20_Emphasis"><text:span text:style-name="T31"> <text:s/></text:span></text:span><text:span text:style-name="Strong_20_Emphasis">mv</text:span> (move) - Flytter eller gir nytt navn til filer eller mapper<text:bookmark-end text:name="__RefHeading___Toc1797_2263372716"/></text:h>
      <text:p text:style-name="P22"><text:span text:style-name="T17">Merk: Linux har ingen egen kommando for å endre navn, men bruker mv til å gjøre denne operasjonen.</text:span><text:span text:style-name="T10"><text:line-break/></text:span></text:p>
      <text:p text:style-name="P12">Bruk:</text:p>
      <text:p text:style-name="P80">$ mv <text:span text:style-name="T13">filnavn</text:span> ..</text:p>
      <text:p text:style-name="P22">- flytter <text:span text:style-name="T13">filnavn</text:span> en mappe opp i filstrukturen</text:p>
      <text:p text:style-name="Preformatted_20_Text">$ mv <text:span text:style-name="T13">gammeltnavn</text:span> <text:span text:style-name="T13">nyttnavn</text:span> </text:p>
      <text:p text:style-name="P22">- <text:span text:style-name="T50">f</text:span>ilen <text:span text:style-name="T13">gammeltnavn </text:span>heter nå <text:span text:style-name="T13">nyttnavn</text:span><text:line-break/></text:p>
      <text:p text:style-name="Preformatted_20_Text"><text:span text:style-name="T11">$ mv </text:span><text:span text:style-name="T15">/home/petter/gammeltnavn /home/petter/video/nyttnavn </text:span></text:p>
      <text:p text:style-name="P22"><text:span text:style-name="T13">- </text:span>flytter og gir nytt navn til filen <text:span text:style-name="T13">gammeltnavn</text:span></text:p>
      <text:p text:style-name="P23"/>
      <text:h text:style-name="P70" text:outline-level="2"><text:bookmark-start text:name="__RefHeading___Toc2857_1939511564"/><text:soft-page-break/><text:span text:style-name="Strong_20_Emphasis"><text:span text:style-name="T32">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3"/>
      <text:h text:style-name="P44" text:outline-level="2"><text:bookmark-start text:name="__RefHeading___Toc2863_1939511564"/><text:span text:style-name="Strong_20_Emphasis"><text:span text:style-name="T33"> <text:s/></text:span></text:span><text:span text:style-name="T52">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74"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4"><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4"><text:line-break/>Bruk:</text:span></text:span><text:span text:style-name="Strong_20_Emphasis"> </text:span></text:p>
          <text:p text:style-name="Preformatted_20_Text"><text:span text:style-name="Strong_20_Emphasis">$ du -h</text:span> </text:p>
          <text:p text:style-name="Text_20_body">(lister i <text:span text:style-name="T13">"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3"/>
      <text:h text:style-name="P70" text:outline-level="2"><text:bookmark-start text:name="__RefHeading___Toc2869_1939511564"/><text:bookmark text:name="yui_3_17_2_1_1614277380344_20"/><text:span text:style-name="Strong_20_Emphasis"><text:span text:style-name="T33"> <text:s/></text:span></text:span><text:span text:style-name="T26">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3"/>
      <text:h text:style-name="P44" text:outline-level="2"><text:bookmark-start text:name="__RefHeading___Toc2879_1939511564"/><text:bookmark text:name="yui_3_17_2_1_1614277437277_20"/><text:span text:style-name="Strong_20_Emphasis"><text:span text:style-name="T33"> <text:s/></text:span></text:span><text:span text:style-name="T52">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text:soft-page-break/>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6" text:outline-level="2"><text:bookmark-start text:name="__RefHeading___Toc2881_1939511564"/><text:bookmark text:name="yui_3_17_2_1_1614277533138_20"/><text:span text:style-name="Strong_20_Emphasis"><text:span text:style-name="T33">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2360574895" text:style-name="L12">
        <text:list-item>
          <text:p text:style-name="P178">Eier - den brukeren som står som eier av mappen eller filen (angitt med bokstaven <text:span text:style-name="Strong_20_Emphasis">u</text:span> for user) </text:p>
        </text:list-item>
        <text:list-item>
          <text:p text:style-name="P178">Gruppe - den gruppen som mappen eller filen tilhører (angitt med bokstaven <text:span text:style-name="Strong_20_Emphasis">g</text:span> for group) </text:p>
        </text:list-item>
        <text:list-item>
          <text:p text:style-name="P136">Alle andre - alle brukere som ikke hører inn under 1. eller 2. (angitt med bokstaven <text:span text:style-name="Strong_20_Emphasis">o</text:span> for other) </text:p>
        </text:list-item>
      </text:list>
      <text:p text:style-name="Text_20_body">Tilgangsrettighetene er også delt i tre deler:</text:p>
      <text:list xml:id="list2287364810" text:style-name="L13">
        <text:list-item>
          <text:p text:style-name="P179">Lese-tilgang - som angis ved tallet <text:span text:style-name="Strong_20_Emphasis">4</text:span> eller bokstaven <text:span text:style-name="Strong_20_Emphasis">r</text:span> </text:p>
        </text:list-item>
        <text:list-item>
          <text:p text:style-name="P179">Skrive-tilgang - som angis ved tallet <text:span text:style-name="Strong_20_Emphasis">2</text:span> eller bokstaven <text:span text:style-name="Strong_20_Emphasis">w</text:span> </text:p>
        </text:list-item>
        <text:list-item>
          <text:p text:style-name="P137">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1180935091" text:style-name="L14">
        <text:list-item>
          <text:p text:style-name="P180">Kun kjøretilgang = 1, </text:p>
        </text:list-item>
        <text:list-item>
          <text:p text:style-name="P180">Kun skrivetilgang = 2 </text:p>
        </text:list-item>
        <text:list-item>
          <text:p text:style-name="P180">Kjøre- og skrivetilgang = 3, </text:p>
        </text:list-item>
        <text:list-item>
          <text:p text:style-name="P180"><text:soft-page-break/>Kun Lesetilgang = 4 </text:p>
        </text:list-item>
        <text:list-item>
          <text:p text:style-name="P180">Lese- og kjøretilgang gir 4+1=5, </text:p>
        </text:list-item>
        <text:list-item>
          <text:p text:style-name="P180">Lese- og skrivetilgang gir 4+2 = 6.  </text:p>
        </text:list-item>
        <text:list-item>
          <text:p text:style-name="P138">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72"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69" text:outline-level="2"><text:bookmark-start text:name="__RefHeading___Toc2887_1939511564"/><text:span text:style-name="Strong_20_Emphasis"><text:span text:style-name="T34">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soft-page-break/><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4">Eksempler på bruk av zip/unzip:</text:span><text:line-break/><text:line-break/>$ zip <text:span text:style-name="T13">filnavn.zip</text:span> <text:span text:style-name="T13">filnavn</text:span><text:line-break/>- oppretter arkivet <text:span text:style-name="T13">filnavn.zip</text:span> og kopierer en komprimert versjon av filen <text:span text:style-name="T13">filnavn inn i arkivet</text:span>.</text:p>
      <text:p text:style-name="Text_20_body">$ zip arkivnavn.zip *<text:line-break/>- oppretter arkivet "arkivnavn.zip", komprimerer aller filer i gjeldene mappe og kopierer dem inn i arkivet.</text:p>
      <text:p text:style-name="Text_20_body">$ unzip <text:span text:style-name="T13">filnavn.zip</text:span> <text:line-break/>- oppretter filen <text:span text:style-name="T13">filnavn</text:span> som en dekomprimert versjon av filen <text:span text:style-name="T13">filnavn.zip</text:span>.</text:p>
      <text:h text:style-name="Heading_20_3" text:outline-level="3"><text:bookmark-start text:name="__RefHeading___Toc2891_1939511564"/>Komprimering med gzip<text:bookmark-end text:name="__RefHeading___Toc2891_1939511564"/></text:h>
      <text:p text:style-name="Text_20_body"><text:span text:style-name="T10">gzip</text:span> er det mest brukte zip-formatet på Linux, og brukes gjerne sammen med arkiv-programmet <text:span text:style-name="T13">tar</text:span> (se nedenfor)<text:line-break/><text:line-break/><text:span text:style-name="T14">gunzip</text:span> er kommandoen for å dekomprimere filer som er komprimert med gzip<text:line-break/><text:line-break/><text:span text:style-name="T14">Eksempler på bruk av gzip/gunzip: </text:span><text:line-break/><text:line-break/><text:span text:style-name="T14">Filer</text:span><text:line-break/>$ gzip <text:span text:style-name="T13">filnavn</text:span><text:line-break/>- gzipper filen <text:span text:style-name="T13">filnavn</text:span> og gir den det nye navnet: <text:span text:style-name="T13">filnavn.gz<text:line-break/></text:span>$ gzip -k <text:span text:style-name="T13">filnavn</text:span><text:line-break/>- gzipper filen <text:span text:style-name="T13">filnavn</text:span> og gir den det nye navnet: <text:span text:style-name="T13">filnavn.gz, </text:span>men beholder originalfilen (k = keep)<text:line-break/>$ gunzip <text:span text:style-name="T13">filnavn.gz</text:span><text:line-break/>- dekomprimerer filen <text:span text:style-name="T13">filnavn.gz </text:span>og gir den navnet <text:span text:style-name="T13">filnavn<text:line-break/><text:line-break/></text:span><text:span text:style-name="T14">Mapper</text:span><text:span text:style-name="T13"><text:line-break/></text:span>$ gzip <text:span text:style-name="T13">-rv mappenavn<text:line-break/></text:span>- gzipper alle filene i mappen <text:span text:style-name="T13">mappenavn </text:span>og gir dem nye navn med <text:span text:style-name="T13">.gz </text:span>endelse<text:line-break/>$ gunzip <text:span text:style-name="T13">-rv mappenavn<text:line-break/></text:span>- dekomprimerer alle filene i mappen <text:span text:style-name="T13">mappenavn </text:span>og fjerner endelsen <text:span text:style-name="T13">.gz </text:span></text:p>
      <text:h text:style-name="Heading_20_3" text:outline-level="3"><text:bookmark-start text:name="__RefHeading___Toc2893_1939511564"/><text:soft-page-break/>Komprimering med bzip2<text:bookmark-end text:name="__RefHeading___Toc2893_1939511564"/></text:h>
      <text:p text:style-name="Text_20_body"><text:span text:style-name="T10">bzip2 </text:span>gir en meget god komprimering, og blir mer og mer brukt. Dekomprimering gjøres med kommandoen <text:span text:style-name="T10">bunzip2. bzip2/bunzip2 </text:span>brukes på tilsvarende måte som gzip/gunzip: <text:line-break/><text:span text:style-name="T10"><text:line-break/></text:span><text:span text:style-name="T14">Eksempler på bruk av bzip2/bunzip2: </text:span><text:line-break/><text:line-break/><text:span text:style-name="T14">Filer</text:span><text:line-break/>$ bzip2 <text:span text:style-name="T13">filnavn</text:span><text:line-break/>- bzipper filen <text:span text:style-name="T13">filnavn</text:span> og gir den det nye navnet: <text:span text:style-name="T13">filnavn.bz2</text:span><text:line-break/>$ bunzip2 <text:span text:style-name="T13">filnavn.bz2</text:span><text:line-break/>- dekomprimerer filen <text:span text:style-name="T13">filnavn.bz2 </text:span>og gir den navnet <text:span text:style-name="T13">filnavn<text:line-break/><text:line-break/></text:span><text:span text:style-name="T14">Mapper</text:span><text:span text:style-name="T13"><text:line-break/></text:span>$ bzip2 <text:span text:style-name="T13">mappenavn/* (merk forskjellen fra gzip)<text:line-break/></text:span>- bzipper alle filene i mappen <text:span text:style-name="T13">mappenavn </text:span>og gir dem nye navn med <text:span text:style-name="T13">.bz2 </text:span>endelse<text:line-break/>$ bunzip2 <text:span text:style-name="T13">mappenavn/* (merk forskjellen fra gzip)</text:span><text:line-break/>- dekomprimerer alle filene i mappen <text:span text:style-name="T13">mappenavn </text:span>og fjerner endelsen <text:span text:style-name="T13">.bz2 </text:span></text:p>
      <text:h text:style-name="Heading_20_3" text:outline-level="3"><text:bookmark-start text:name="__RefHeading___Toc2895_1939511564"/>Pakking og komprimering med tar<text:bookmark-end text:name="__RefHeading___Toc2895_1939511564"/></text:h>
      <text:p text:style-name="Text_20_body"><text:span text:style-name="T10">tar </text:span>(Tape ARchive) er et kraftig verktøy som er mye brukt i Linux-verden, både til å samle filer i et arkiv, og til å komprimere/dekomprimere filer og mapper. Dette kan gjøres med samme kommando.</text:p>
      <text:p text:style-name="Text_20_body"><text:line-break/><text:span text:style-name="T14">Eksempler på bruk av tar: </text:span><text:line-break/><text:line-break/>$ tar -cf arkivnavn.tar filnavn1 filnavn2 filnavn3<text:line-break/>- samler filene <text:span text:style-name="T13">filnavn1 filnavn2 filnavn3</text:span> i arkivet <text:span text:style-name="T13">arkivnavn.tar</text:span><text:line-break/><text:line-break/>$ tar -xf arkivnavn.tar<text:line-break/>- trekker ut filene <text:span text:style-name="T13">filnavn1 filnavn2 filnavn3</text:span> fra arkivet <text:span text:style-name="T13">arkivnavn.tar</text:span><text:line-break/><text:line-break/>$ tar -czf arkivnavn.tar.gz filnavn1 filnavn2 filnavn3<text:line-break/>- samler filene <text:span text:style-name="T13">filnavn1 filnavn2 filnavn3</text:span> i det komprimerte arkivet <text:span text:style-name="T13">arkivnavn.tar.gz</text:span><text:line-break/><text:line-break/>$ tar -xzf arkivnavn.tar.gz<text:line-break/>- trekker ut og dekomprimerer filene <text:span text:style-name="T13">filnavn1 filnavn2 filnavn3</text:span> fra det komprimerte arkivet <text:span text:style-name="T13">arkivnavn.tar.gz</text:span><text:line-break/><text:line-break/>$ tar -tf arkiv.tar<text:line-break/>- lister opp innholdet i arkivet <text:span text:style-name="T13">arkiv.tar</text:span><text:line-break/><text:soft-page-break/><text:line-break/>$ tar -tzf arkiv.tar.gz<text:line-break/>- lister opp innholdet i det komprimerte arkivet <text:span text:style-name="T13">arkiv.tar</text:span>.gz<text:line-break/><text:line-break/>$ tar -rf arkiv.tar filnavn4<text:line-break/>- legger til filen <text:span text:style-name="T13">filnavn4</text:span> i slutten av arkivet <text:span text:style-name="T13">arkiv.tar<text:line-break/><text:line-break/></text:span>Sjekk gjerne tar-manualen for flere valgmuligheter<text:span text:style-name="T13">:<text:line-break/><text:line-break/></text:span><text:span text:style-name="T10">$ man tar</text:span></text:p>
      <text:p text:style-name="P23"/>
      <text:h text:style-name="P45" text:outline-level="2"><text:bookmark-start text:name="__RefHeading___Toc2897_1939511564"/><text:bookmark text:name="yui_3_17_2_1_1614277721347_20"/><text:span text:style-name="Strong_20_Emphasis"><text:span text:style-name="T33"> <text:s/></text:span></text:span><text:span text:style-name="T52">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3"/>
      <text:h text:style-name="P47" text:outline-level="2"><text:bookmark-start text:name="__RefHeading___Toc2899_1939511564"/><text:bookmark text:name="yui_3_17_2_1_1614277773915_26"/><text:span text:style-name="Strong_20_Emphasis"><text:span text:style-name="T53"> </text:span></text:span><text:span text:style-name="Strong_20_Emphasis"><text:span text:style-name="T33"><text:s text:c="2"/></text:span></text:span><text:span text:style-name="T13">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oft-page-break/><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428257042" text:style-name="L15">
            <text:list-item>
              <text:p text:style-name="P181"><text:span text:style-name="Strong_20_Emphasis">find </text:span>søker opp alle filer med filendelse <text:span text:style-name="Strong_20_Emphasis">.cfg</text:span></text:p>
            </text:list-item>
            <text:list-item>
              <text:p text:style-name="P181">-print0 gir beskjed til find om å ikke printe linjeskift for hver fil den finner, men et null-tegn. Default for find er -print, som lager linjeskift etter hver funnet fil </text:p>
            </text:list-item>
            <text:list-item>
              <text:p text:style-name="P181">Send filnavnene til xargs med | </text:p>
            </text:list-item>
            <text:list-item>
              <text:p text:style-name="P181">Parameteret --null (evt -0) forteller xargs at hvert element er avsluttet med null-tegn og ikke whitespace </text:p>
            </text:list-item>
            <text:list-item>
              <text:p text:style-name="P139">Parameteret -I{} sier at vi skal utføre en erstatning av tegn og mv {} sier flytt alle elementene til {}.gammel. ({} sybmoliserer alle elementene som xargs mottar) </text:p>
            </text:list-item>
          </text:list>
        </text:section>
      </text:section>
      <text:p text:style-name="P23"/>
      <text:p text:style-name="P23"/>
      <text:h text:style-name="P102" text:outline-level="1"><text:bookmark-start text:name="__RefHeading___Toc2901_1939511564"/><text:span text:style-name="T54">Kapittel </text:span>3<text:line-break/>Pakke- og brukerhåndtering<text:bookmark-end text:name="__RefHeading___Toc2901_1939511564"/></text:h>
      <text:h text:style-name="P48" text:outline-level="2"><text:bookmark-start text:name="__RefHeading___Toc2903_1939511564"/><text:bookmark text:name="yui_3_17_2_1_1614277986180_20"/><text:span text:style-name="Strong_20_Emphasis"><text:span text:style-name="T33"> <text:s/></text:span></text:span>Pakkehåndtering fra kommandolinjen<text:bookmark-end text:name="__RefHeading___Toc290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8" text:outline-level="2"><text:bookmark-start text:name="__RefHeading___Toc2905_1939511564"/><text:span text:style-name="Strong_20_Emphasis"><text:span text:style-name="T33"> <text:s text:c="2"/></text:span></text:span><text:span text:style-name="Strong_20_Emphasis"><text:span text:style-name="T16">Installere og oppgradere DEB-pakker </text:span></text:span><text:bookmark-end text:name="__RefHeading___Toc2905_1939511564"/></text:h>
      <text:h text:style-name="P75" text:outline-level="3"><text:bookmark-start text:name="__RefHeading___Toc2907_1939511564"/>DEB<text:bookmark-end text:name="__RefHeading___Toc2907_1939511564"/></text:h>
      <text:p text:style-name="P24">DEB er Debians pakkesystem (Debian Packaging system). Deb fil-formatet blir brukt av Debian, Ubuntu, Mint og mange andre distroer. </text:p>
      <text:h text:style-name="P73" text:outline-level="3"><text:bookmark-start text:name="__RefHeading___Toc2909_1939511564"/>APT<text:bookmark-end text:name="__RefHeading___Toc2909_1939511564"/></text:h>
      <text:p text:style-name="P24">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349910534" text:style-name="L16">
        <text:list-item>
          <text:p text:style-name="P140">Først lønner det seg å oppdatere pakkelistene - listene over tilgjengelig programvare - slik at systemet ditt vet hvilke nye versjoner som lagt til siden sist. Denne kommandoen gjør dette:</text:p>
          <text:p text:style-name="P112"><text:span text:style-name="Strong_20_Emphasis"><text:s/>$ sudo apt update</text:span> </text:p>
          <text:p text:style-name="P140"><text:soft-page-break/>(Dette bør gjøres før hver gang du oppdaterer)</text:p>
        </text:list-item>
      </text:list>
      <text:list xml:id="list1456856787" text:style-name="L17">
        <text:list-item>
          <text:p text:style-name="P141">For å oppgradere alle installerte programmer på PCen din til siste tilgjengelige versjon, uten å slette noe eller legge til noe nytt kjør denne kommanden:</text:p>
          <text:p text:style-name="P113"><text:span text:style-name="Strong_20_Emphasis"><text:s/>$ sudo apt upgrade</text:span></text:p>
        </text:list-item>
        <text:list-item>
          <text:p text:style-name="P141">For å oppgradere alle programmene på PCen og, hvis det er nødvendig for oppgraderingen, installere ekstra pakker eller fjerne eksisterende pakker, kjør denne kommandoen:</text:p>
          <text:p text:style-name="P113"><text:span text:style-name="Strong_20_Emphasis"><text:s/>$ sudo apt full-upgrade <text:s/>(</text:span>eller for eldre versjoner:<text:span text:style-name="Strong_20_Emphasis"> dist-upgrade)</text:span> </text:p>
        </text:list-item>
        <text:list-item>
          <text:p text:style-name="P141">(Med kommandoen <text:span text:style-name="Example">upgrade </text:span>beholdes den eksisterende versjonen av et program hvis oppgradering innebærer at en tilleggspakke må installeres for å tilfreds<text:span text:style-name="T55">s</text:span>tille nye avhengigheter. Med kommandoen <text:span text:style-name="Example">full-upgrade </text:span>eller dist-upgrade vil pakken bli oppgradert og tilleggspakken(e) installert og evt gamle pakker fjernet)</text:p>
        </text:list-item>
      </text:list>
      <text:list xml:id="list681759691" text:style-name="L18">
        <text:list-item>
          <text:p text:style-name="P142">For å installere programmet <text:span text:style-name="Variable">foo</text:span> og alle tilleggsprogrammer den er avhengig av for å fungere, kjør denne kommandoen:</text:p>
          <text:p text:style-name="P114"><text:span text:style-name="Strong_20_Emphasis"><text:s/>$ sudo apt install foo</text:span> </text:p>
        </text:list-item>
      </text:list>
      <text:list xml:id="list3025860067" text:style-name="L19">
        <text:list-item>
          <text:p text:style-name="P143">For å avinstallere programmet <text:span text:style-name="T13">foo</text:span> og fjerne det fra systemet, men la programmets konfigusasjonsfiler være igjen, kjør denne kommandoen:</text:p>
          <text:p text:style-name="P115"><text:span text:style-name="Strong_20_Emphasis"><text:s/>$ sudo apt remove foo</text:span> </text:p>
        </text:list-item>
      </text:list>
      <text:list xml:id="list3235616031" text:style-name="L20">
        <text:list-item>
          <text:p text:style-name="P144">For å avinstallere programmet <text:span text:style-name="T13">foo</text:span> og slette programmets konfigurasjonsfiler, kjør kommandoen:</text:p>
          <text:p text:style-name="P116"><text:span text:style-name="Strong_20_Emphasis"><text:s/>$ sudo apt --purge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3379854914" text:style-name="L21">
        <text:list-item>
          <text:p text:style-name="P145"><text:soft-page-break/>For å finne pakker som inneholder ordet <text:span text:style-name="Variable">word</text:span>:</text:p>
          <text:p text:style-name="P117"><text:span text:style-name="Strong_20_Emphasis"><text:s/>$ sudo apt-cache search </text:span><text:span text:style-name="Strong_20_Emphasis"><text:span text:style-name="Variable">word</text:span></text:span><text:span text:style-name="Strong_20_Emphasis"> </text:span></text:p>
        </text:list-item>
      </text:list>
      <text:list xml:id="list1059105437" text:style-name="L22">
        <text:list-item>
          <text:p text:style-name="P146">For å vise detaljert informasjon om en pakke:</text:p>
          <text:p text:style-name="P118"><text:span text:style-name="Strong_20_Emphasis"><text:s/>$ sudo apt-cache show </text:span><text:span text:style-name="Strong_20_Emphasis"><text:span text:style-name="Variable">package</text:span></text:span><text:span text:style-name="Strong_20_Emphasis"> </text:span></text:p>
        </text:list-item>
      </text:list>
      <text:list xml:id="list2900990128" text:style-name="L23">
        <text:list-item>
          <text:p text:style-name="P147">For å vise hvilke andre pakker en pakke avhenger av:</text:p>
          <text:p text:style-name="P119"><text:span text:style-name="Strong_20_Emphasis"><text:s/>$ sudo apt-cache depends </text:span><text:span text:style-name="Strong_20_Emphasis"><text:span text:style-name="Variable">package</text:span></text:span><text:span text:style-name="Strong_20_Emphasis"> </text:span></text:p>
        </text:list-item>
      </text:list>
      <text:list xml:id="list3930135716" text:style-name="L24">
        <text:list-item>
          <text:p text:style-name="P148">For å vise detaljert informasjon om hvilke versjoner av en pakke som er tilgjengelig og informasjon om pakker som er avhengige av denne pakken:</text:p>
          <text:p text:style-name="P120"><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3571098593" text:style-name="L25">
        <text:list-item>
          <text:p text:style-name="P149">Finn ut hvilke mulige opsjoner programmet har:<text:line-break/><text:span text:style-name="Example"><text:span text:style-name="Strong_20_Emphasis">dpkg --help</text:span></text:span><text:span text:style-name="Strong_20_Emphasis">.</text:span></text:p>
        </text:list-item>
      </text:list>
      <text:list xml:id="list2290719971" text:style-name="L26">
        <text:list-item>
          <text:p text:style-name="P150">Vis informasjonsfilen (og annen info) for en pakke : <text:line-break/><text:span text:style-name="Example"><text:span text:style-name="Strong_20_Emphasis">dpkg --info foo_VVV-RRR.deb</text:span></text:span></text:p>
        </text:list-item>
      </text:list>
      <text:list xml:id="list2644720051" text:style-name="L27">
        <text:list-item>
          <text:p text:style-name="P151">Installer en pakke (inkludert å pakke opp og konfigurere) på hardiskens filsystem: <text:line-break/><text:span text:style-name="Example"><text:span text:style-name="Strong_20_Emphasis">dpkg --install foo_VVV-RRR.deb</text:span></text:span>.</text:p>
        </text:list-item>
      </text:list>
      <text:list xml:id="list3824834140" text:style-name="L28">
        <text:list-item>
          <text:p text:style-name="P152">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2121673789" text:style-name="L29">
        <text:list-item>
          <text:p text:style-name="P153">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580295064" text:style-name="L30">
        <text:list-item>
          <text:p text:style-name="P154">Trekke ut en enkelt fil kalt "blurf" (eller en gruppe filer kalt "blurf*") fra et Debian arkiv: <text:line-break/><text:span text:style-name="Example"><text:span text:style-name="Strong_20_Emphasis">dpkg --fsys-tarfile foo_VVV-RRR.deb | tar -xf - blurf*</text:span></text:span></text:p>
        </text:list-item>
      </text:list>
      <text:list xml:id="list2540466885" text:style-name="L31">
        <text:list-item>
          <text:p text:style-name="P155">Fjerne/avinstallere en pakke (men ikke pakkens konfigurasjonsfiler): <text:line-break/><text:span text:style-name="Example"><text:span text:style-name="Strong_20_Emphasis">dpkg --remove foo</text:span></text:span><text:span text:style-name="Strong_20_Emphasis">.</text:span></text:p>
        </text:list-item>
      </text:list>
      <text:list xml:id="list2209417313" text:style-name="L32">
        <text:list-item>
          <text:p text:style-name="P156">Fjerne/avinstallere en pakke (inkludert pakkens konfigurasjonsfiler): <text:line-break/><text:span text:style-name="Example"><text:span text:style-name="Strong_20_Emphasis">dpkg --purge foo</text:span></text:span><text:span text:style-name="Strong_20_Emphasis">.</text:span></text:p>
        </text:list-item>
      </text:list>
      <text:list xml:id="list2967886447" text:style-name="L33">
        <text:list-item>
          <text:p text:style-name="P157">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49" text:outline-level="2"><text:bookmark-start text:name="__RefHeading___Toc2913_1939511564"/><text:bookmark text:name="yui_3_17_2_1_1614278238440_20"/><text:span text:style-name="Strong_20_Emphasis"><text:span text:style-name="T33"> <text:s/></text:span></text:span>Installere og oppgradere RPM-pakker <text:bookmark-end text:name="__RefHeading___Toc291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8" text:outline-level="2"><text:bookmark-start text:name="__RefHeading___Toc2915_1939511564"/><text:span text:style-name="Strong_20_Emphasis"><text:span text:style-name="T33"> <text:s/></text:span></text:span>RPM - Pakkehåndtering <text:span text:style-name="T56">med Red Hat Package Manager</text:span><text:bookmark-end text:name="__RefHeading___Toc2915_1939511564"/></text:h>
      <text:h text:style-name="P72" text:outline-level="3"><text:bookmark-start text:name="__RefHeading___Toc2917_1939511564"/>RPM<text:bookmark-end text:name="__RefHeading___Toc2917_1939511564"/></text:h>
      <text:p text:style-name="P25">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16">YUM / DNF</text:span></text:span><text:bookmark-end text:name="__RefHeading___Toc2919_1939511564"/></text:h>
      <text:p text:style-name="P25">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116487338" text:style-name="L34">
        <text:list-item>
          <text:p text:style-name="P158">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547203774" text:style-name="L35">
        <text:list-item>
          <text:p text:style-name="P159">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3507241456" text:style-name="L36">
        <text:list-item>
          <text:p text:style-name="P160">For å avinstallere programmet <text:span text:style-name="T13">foo</text:span> og fjerne det fra systemet, kjør denne kommandoen:</text:p>
          <text:p text:style-name="P121"><text:span text:style-name="Strong_20_Emphasis"><text:s/>$ sudo yum/dnf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list xml:id="list3182287290" text:style-name="L37">
        <text:list-item>
          <text:p text:style-name="P161">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2389658958" text:style-name="L38">
        <text:list-item>
          <text:p text:style-name="P162">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1624542828" text:style-name="L39">
        <text:list-item>
          <text:p text:style-name="P163">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0" text:outline-level="2"><text:bookmark-start text:name="__RefHeading___Toc3360_1939511564"/><text:soft-page-break/><text:span text:style-name="Strong_20_Emphasis"><text:span text:style-name="T33">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71"><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0">id</text:span>, slik:</text:p>
      <text:p text:style-name="P78">$ id &lt;username&gt;</text:p>
      <text:p text:style-name="Text_20_body">For eksempel:</text:p>
      <text:p text:style-name="Preformatted_20_Text">$ <text:span text:style-name="T10">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4">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0">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0">Eksempler på bruk av usermod:</text:span></text:p>
      <text:p text:style-name="P78">$ sudo usermod -c "Nytt fullt navn" &lt;username&gt;</text:p>
      <text:p text:style-name="P78"><text:soft-page-break/>$ sudo usermod -l "Nytt brukernavn" &lt;username&gt;</text:p>
      <text:p text:style-name="Text_20_body"><text:span text:style-name="T10">Merk:</text:span> Har du tilgang til et grafisk brukergrensesnitt, kan du også bruke det grafiske programmet <text:span text:style-name="T10">user-admin </text:span>til å endre bruker-data<text:span text:style-name="T10">.</text:span> Du kan starte det fra applikasjonsmenyen eller fra terminalvinduet ved å kjøre kommandoen:</text:p>
      <text:p text:style-name="P78">$ user-admin</text:p>
      <text:h text:style-name="Heading_20_3" text:outline-level="3"><text:bookmark-start text:name="__RefHeading___Toc3368_1939511564"/>Slette en bruker fra systemet <text:bookmark-end text:name="__RefHeading___Toc3368_1939511564"/></text:h>
      <text:p text:style-name="P16"><text:span text:style-name="T57">En bruker kan slettes fra systemet via kommandoen</text:span> <text:span text:style-name="T10">userdel, </text:span><text:span text:style-name="T57">slik:</text:span></text:p>
      <text:p text:style-name="P78">$ sudo userdel &lt;username&gt;</text:p>
      <text:p text:style-name="Text_20_body"><text:span text:style-name="T10"><text:line-break/>Merk: </text:span>Dette sletter ikke brukerens hjemmemappe<text:line-break/><text:line-break/>For å slett brukerens hjemmemappe og lokal epost, bruk denne kommandoen:</text:p>
      <text:p text:style-name="P78">$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69792462" text:style-name="L40">
        <text:list-item>
          <text:p text:style-name="P182"><text:span text:style-name="T10">groups</text:span> (lister opp hvilke grupper en bruker er medlem av) </text:p>
        </text:list-item>
        <text:list-item>
          <text:p text:style-name="P182"><text:span text:style-name="T10">groupadd</text:span> (oppretter en ny gruppe) </text:p>
        </text:list-item>
        <text:list-item>
          <text:p text:style-name="P182"><text:span text:style-name="T10">groupdel</text:span> (sletter en gruppe) </text:p>
        </text:list-item>
        <text:list-item>
          <text:p text:style-name="P182"><text:span text:style-name="T10">groupmod</text:span> (endrer en gruppe) </text:p>
        </text:list-item>
        <text:list-item>
          <text:p text:style-name="P182"><text:span text:style-name="Strong_20_Emphasis">gpasswd</text:span> <text:span text:style-name="Strong_20_Emphasis">-a &lt;bruker&gt; &lt;gruppe&gt;</text:span> (legg en bruker til en gruppe) </text:p>
        </text:list-item>
        <text:list-item>
          <text:p text:style-name="P182"><text:span text:style-name="Strong_20_Emphasis">members</text:span> <text:span text:style-name="Strong_20_Emphasis">&lt;gruppenavn&gt;</text:span> (list medlemmer i en gruppe - debian/ubuntu) </text:p>
        </text:list-item>
        <text:list-item>
          <text:p text:style-name="P164"><text:span text:style-name="Strong_20_Emphasis">getent group &lt;gruppenavn&gt;</text:span> (list medlemmer i en gruppe - alle distroer) </text:p>
        </text:list-item>
      </text:list>
      <text:p text:style-name="Text_20_body"><text:span text:style-name="T10">Slik kan de brukes:</text:span><text:line-break/><text:line-break/><text:span text:style-name="Strong_20_Emphasis">$ whoami</text:span> (vis brukernavnet til den som skriver kommandoen)<text:line-break/><text:soft-page-break/>petter (viser at brukernavnet er <text:span text:style-name="T13">petter</text:span>)<text:line-break/><text:line-break/><text:span text:style-name="Strong_20_Emphasis">$ groups</text:span> (vis hvilke grupper petter er medlem av)<text:line-break/>petter users (viser at petter med i gruppene <text:span text:style-name="T13">petter</text:span> og <text:span text:style-name="T13">users</text:span><text:line-break/><text:line-break/><text:span text:style-name="Strong_20_Emphasis">$ groups per petter root</text:span> (vis hvilke grupper <text:span text:style-name="T13">per</text:span>, <text:span text:style-name="T13">petter</text:span> og <text:span text:style-name="T13">root</text:span> er medlem av)<text:line-break/>per: per users (viser gruppene <text:span text:style-name="T13">per </text:span>er medlem av)<text:line-break/>petter: petter users (viser gruppene <text:span text:style-name="T13">petter </text:span>er medlem av)<text:line-break/>root: root bin daemon sys adm disk wheel src (viser gruppene <text:span text:style-name="T13">root </text:span>er medlem av)</text:p>
      <text:p text:style-name="Text_20_body"><text:span text:style-name="T10">$ sudo groupadd felles </text:span>Oppretter gruppen "felles"</text:p>
      <text:p text:style-name="Text_20_body"><text:span text:style-name="T10">$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1" text:outline-level="2"><text:bookmark-start text:name="__RefHeading___Toc3372_1939511564"/><text:bookmark text:name="yui_3_17_2_1_1614283597999_20"/><text:bookmark text:name="maincontent"/><text:span text:style-name="Strong_20_Emphasis"><text:span text:style-name="T33">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text:soft-page-break/>postgres:x:26:26:PostgreSQL Server:/var/lib/pgsql:/bin/bash<text:line-break/>mysql:x:991:989:MySQL server:/var/lib/mysql:/sbin/nologin<text:line-break/>itfakultetet:x:1006:1006::/home/itfakultetet:/bin/bash<text:lin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1233798434" text:style-name="L41">
              <text:list-item>
                <text:p text:style-name="P183"><text:span text:style-name="Strong_20_Emphasis">Username</text:span> : It is your login name. </text:p>
              </text:list-item>
              <text:list-item>
                <text:p text:style-name="P183"><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183"><text:span text:style-name="User_20_Entry"><text:span text:style-name="Strong_20_Emphasis">$1$</text:span></text:span> is MD5 </text:p>
                  </text:list-item>
                  <text:list-item>
                    <text:p text:style-name="P183"><text:span text:style-name="User_20_Entry"><text:span text:style-name="Strong_20_Emphasis">$2a$</text:span></text:span> is Blowfish </text:p>
                  </text:list-item>
                  <text:list-item>
                    <text:p text:style-name="P183"><text:soft-page-break/><text:span text:style-name="User_20_Entry"><text:span text:style-name="Strong_20_Emphasis">$2y$</text:span></text:span> is Blowfish </text:p>
                  </text:list-item>
                  <text:list-item>
                    <text:p text:style-name="P183"><text:span text:style-name="User_20_Entry"><text:span text:style-name="Strong_20_Emphasis">$5$</text:span></text:span> is SHA-256 </text:p>
                  </text:list-item>
                  <text:list-item>
                    <text:p text:style-name="P183"><text:span text:style-name="User_20_Entry"><text:span text:style-name="Strong_20_Emphasis">$6$</text:span></text:span> is SHA-512 </text:p>
                  </text:list-item>
                </text:list>
              </text:list-item>
              <text:list-item>
                <text:p text:style-name="P183"><text:span text:style-name="Strong_20_Emphasis">Last password change (lastchanged)</text:span> : Days since Jan 1, 1970 that password was last changed </text:p>
              </text:list-item>
              <text:list-item>
                <text:p text:style-name="P183"><text:span text:style-name="Strong_20_Emphasis">Minimum</text:span> : The minimum number of days required between password changes i.e. the number of days left before the user is allowed to change his/her password </text:p>
              </text:list-item>
              <text:list-item>
                <text:p text:style-name="P183"><text:span text:style-name="Strong_20_Emphasis">Maximum</text:span> : The maximum number of days the password is valid (after that user is forced to change his/her password) </text:p>
              </text:list-item>
              <text:list-item>
                <text:p text:style-name="P183"><text:span text:style-name="Strong_20_Emphasis">Warn</text:span> : The number of days before password is to expire that user is warned that his/her password must be changed </text:p>
              </text:list-item>
              <text:list-item>
                <text:p text:style-name="P183"><text:span text:style-name="Strong_20_Emphasis">Inactive</text:span> : The number of days after password expires that account is disabled </text:p>
              </text:list-item>
              <text:list-item>
                <text:p text:style-name="P165"><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05" text:outline-level="1"><text:bookmark-start text:name="__RefHeading___Toc3374_1939511564"/><text:span text:style-name="T58">Kapittel 4<text:line-break/></text:span><text:bookmark text:name="yui_3_17_2_1_1614283697563_54"/>4: SSH / SCP / SFTP<text:bookmark-end text:name="__RefHeading___Toc3374_1939511564"/></text:h>
      <text:h text:style-name="P52" text:outline-level="2"><text:bookmark-start text:name="__RefHeading___Toc3376_1939511564"/><text:span text:style-name="Strong_20_Emphasis"><text:span text:style-name="T33"> <text:s/></text:span></text:span>Installasjon og konfigurering av OpenSSH - secure shell server<text:bookmark-end text:name="__RefHeading___Toc3376_1939511564"/></text:h>
      <text:p text:style-name="P2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6" text:outline-level="3"><text:bookmark-start text:name="__RefHeading___Toc3378_1939511564"/>Installasjon<text:bookmark-end text:name="__RefHeading___Toc3378_1939511564"/></text:h>
      <text:p text:style-name="P26">Dersom <text:span text:style-name="T14">Open SSH server</text:span> ikke ble valgt ved installasjon av Ubuntu-serveren, kan du installere OpenSSH - klient og server med følgende kommando:</text:p>
      <text:p text:style-name="P123">$ sudo apt-get install openssh-client openssh-server</text:p>
      <text:h text:style-name="P96" text:outline-level="3"><text:bookmark-start text:name="__RefHeading___Toc3380_1939511564"/>Konfigurering<text:bookmark-end text:name="__RefHeading___Toc3380_1939511564"/></text:h>
      <text:p text:style-name="P26"><text:line-break/>SSH-serveren kan konfigureres ved å endre parametrene i konfigurasjonsfilen:<text:line-break/><text:line-break/><text:span text:style-name="T10">/etc/ssh/sshd_config</text:span><text:line-break/><text:line-break/>Sjekk gjerne manualen for konfigurering gjennom kommandoen:</text:p>
      <text:p text:style-name="P123">$ man sshd_config</text:p>
      <text:p text:style-name="P26"><text:line-break/><text:span text:style-name="T11">Merk:</text:span> Lag en kopi av den originale konfig-filen før du endrer noe. Dersom du gjør en feil som hindrer SSH-serveren fra å fungere, kan det bli vanskelig å nå serveren fra nettverket.<text:line-break/><text:soft-page-break/><text:line-break/><text:span text:style-name="T10">Her er noen nyttige endringer du kan gjøre i konfig-filen:</text:span></text:p>
      <text:list xml:id="list3489961032" text:style-name="L42">
        <text:list-item>
          <text:p text:style-name="P166">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66">For å tillate innlogging med offentlig nøkkel:<text:line-break/><text:line-break/>PubkeyAuthentication yes</text:p>
        </text:list-item>
        <text:list-item>
          <text:p text:style-name="P166">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6"><text:line-break/><text:span text:style-name="T10">Merk:</text:span> Hvis du endrer portnummeret til noe annet enn 22 må klienten logge seg inn med flagget -p etterfulgt av det oppsatte portnummeret. F.eks. slik:<text:line-break/><text:line-break/><text:span text:style-name="T10">$ ssh -p 2222 bruker@server.com</text:span><text:line-break/><text:line-break/>eller <text:line-break/><text:line-break/><text:span text:style-name="T10">$ ssh -p -X 2222 bruker@server.com</text:span><text:line-break/><text:line-break/>hvis man ønsker å kjøre GUI-baserte programmer fra serveren<text:line-break/></text:p>
      <text:h text:style-name="P52" text:outline-level="2"><text:bookmark-start text:name="__RefHeading___Toc3382_1939511564"/><text:span text:style-name="Strong_20_Emphasis"><text:span text:style-name="T33">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7"/>
      <text:h text:style-name="P53" text:outline-level="2"><text:bookmark-start text:name="__RefHeading___Toc3384_1939511564"/><text:bookmark text:name="yui_3_17_2_1_1614283973388_20"/><text:span text:style-name="Strong_20_Emphasis"><text:span text:style-name="T33"> <text:s/></text:span></text:span>Passordløs innlogging<text:bookmark-end text:name="__RefHeading___Toc3384_1939511564"/></text:h>
      <text:h text:style-name="P95" text:outline-level="4"><text:bookmark-start text:name="__RefHeading___Toc3386_1939511564"/>Innlogging med nøkler, uten passord<text:bookmark-end text:name="__RefHeading___Toc3386_1939511564"/></text:h>
      <text:p text:style-name="P28">Først lager vi nøkler som vi kan bruke til innloggingen, slik:</text:p>
      <text:p text:style-name="P124">$ ssh-keygen</text:p>
      <text:p text:style-name="P28">La passordet stå blankt, slik at nøkkelen lages uten passord.<text:line-break/><text:span text:style-name="T10"><text:line-break/></text:span>Så kopierer du den offentlige nøkkelen over til serveren, slik:</text:p>
      <text:p text:style-name="P78">$ ssh-copy-id  -p &lt;port&gt; bruker@server.com </text:p>
      <text:p text:style-name="Text_20_body">eller slik (<text:span text:style-name="T8">old</text:span> school):</text:p>
      <text:p text:style-name="P80">$ cat .ssh/id_rsa.pub | ssh bruker@server.com 'cat &gt;&gt; .ssh/authorized_keys'</text:p>
      <text:p text:style-name="P28">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5">Merk:</text:span> Det er nå viktig å ha et godt passord for innlogging på din egen pc, slik at du ikke åpner et sikkerhetshull av dimensjoner her.</text:p>
      <text:p text:style-name="P27"/>
      <text:h text:style-name="P54" text:outline-level="2"><text:bookmark-start text:name="__RefHeading___Toc3388_1939511564"/><text:bookmark text:name="yui_3_17_2_1_1614284132842_20"/><text:span text:style-name="Strong_20_Emphasis"><text:span text:style-name="T33"> <text:s/></text:span></text:span><text:span text:style-name="T59">Sikker k</text:span>opiering av filer og mapper med scp<text:bookmark-end text:name="__RefHeading___Toc3388_1939511564"/></text:h>
      <text:p text:style-name="Text_20_body">Kommandoen <text:span text:style-name="T10">scp</text:span> er en del av SSH-serveren og brukes til kryptert kopiering til og fra servere.<text:line-break/><text:line-break/><text:span text:style-name="T14">Eksempler:</text:span></text:p>
      <text:p text:style-name="P78">$ scp filnavn.txt brukernavn@server.com:/mappe</text:p>
      <text:p text:style-name="Text_20_body">  - Kopierer <text:span text:style-name="T13">filnavn.txt </text:span>til mappen <text:span text:style-name="T13">mappe</text:span> på serveren <text:span text:style-name="T13">server.com</text:span> innlogget som <text:span text:style-name="T13">brukernavn</text:span></text:p>
      <text:p text:style-name="P78">$ scp -P 20300 filnavn.txt brukernavn@server.com:/mappe</text:p>
      <text:p text:style-name="Text_20_body">  - Samme som ovenfor, men bruker port 20300 istedenfor port 22 (default).</text:p>
      <text:p text:style-name="Preformatted_20_Text"><text:span text:style-name="T10">$ scp brukernavn@server.com:/mappe</text:span>/<text:span text:style-name="T10">filnavn.txt .</text:span></text:p>
      <text:p text:style-name="Text_20_body">  - Kopierer <text:span text:style-name="T13">filnavn.txt </text:span>fra mappen <text:span text:style-name="T13">mappe</text:span> på serveren <text:span text:style-name="T13">server.com</text:span> innlogget som <text:span text:style-name="T13">brukernavn, til den mappen du er i lokal - angitt ved "."</text:span></text:p>
      <text:p text:style-name="P78">$ scp -P 20300 -r mappe1 brukernavn@server.com:mappe1</text:p>
      <text:p text:style-name="Text_20_body">  - Samme som ovenfor, men kopierer rekursivt mappen <text:span text:style-name="T13">mappe1 </text:span>til mappen <text:span text:style-name="T13">mappe1</text:span> i brukerens hjemmemappe på serveren</text:p>
      <text:p text:style-name="P27"/>
      <text:h text:style-name="P55" text:outline-level="2"><text:bookmark-start text:name="__RefHeading___Toc3390_1939511564"/><text:span text:style-name="Strong_20_Emphasis"><text:span text:style-name="T33"> <text:s/></text:span></text:span><text:span text:style-name="T60">SFTP <text:s/>- Sikker </text:span><text:span text:style-name="T27">FTP</text:span><text:bookmark-end text:name="__RefHeading___Toc3390_1939511564"/></text:h>
      <text:p text:style-name="P27"><text:bookmark text:name="yui_3_17_2_1_1614284194012_20"/>SFTP er en del av OpenSSH, og fungerer som en vanlig ftp-server eller klient med fordelen at all trafikk er kryptert.<text:line-break/><text:line-break/><text:span text:style-name="T10">Her er noen enkle eksempler på bruk av SFTP</text:span></text:p>
      <text:p text:style-name="P78"><text:soft-page-break/>$ sftp -P 2022 brukernavn@servernavn.com:/home/bruker/www/</text:p>
      <text:p text:style-name="Text_20_body">- logger deg på <text:span text:style-name="T13">servernavn.com </text:span>som bruker <text:span text:style-name="T13">brukernavn</text:span> via port 2022, og går til mappen <text:span text:style-name="T13">/home/bruker/www<text:line-break/><text:line-break/></text:span><text:span text:style-name="Strong_20_Emphasis"><text:span text:style-name="T13">Merk: </text:span></text:span>Dersom ssh-serveren kjøres på default-porten (port 22) trenger du ikke ha med port-parametret</text:p>
      <text:p text:style-name="P78">$ pwd</text:p>
      <text:p text:style-name="Text_20_body">- viser hvilken mappe du er i</text:p>
      <text:p text:style-name="P78">$ lpwd</text:p>
      <text:p text:style-name="Text_20_body">- viser hvilke mappe du er i lokalt (på din egen pc)</text:p>
      <text:p text:style-name="P78">$ cd dokumenter</text:p>
      <text:p text:style-name="Text_20_body">- går til mappen <text:span text:style-name="T13">dokumenter</text:span> på serveren</text:p>
      <text:p text:style-name="P78">$ lcd dokumenter</text:p>
      <text:p text:style-name="Text_20_body">- går til mappen <text:span text:style-name="T13">dokumenter</text:span> lokalt</text:p>
      <text:p text:style-name="P78">$ put *.php</text:p>
      <text:p text:style-name="Text_20_body">- laster opp alle php-filer fra den mappen du er i lokalt til den mappen du er i på serveren</text:p>
      <text:p text:style-name="P78">$ get filnavn1 filnavn2</text:p>
      <text:p text:style-name="Text_20_body">- laster ned dokumentene <text:span text:style-name="T13">filnavn1 </text:span>og <text:span text:style-name="T13">filnavn2</text:span> fra serveren til mappen du er i lokalt<text:line-break/><text:line-break/><text:span text:style-name="Strong_20_Emphasis"><text:span text:style-name="T13">Merk:</text:span></text:span> De fleste kommandoer du kan kjøre på serveren har en tilsvarende kommando for å kjøres lokalt - ved rett og slett å skrive "l" foran kommandoen, som i eksemplene ovenfor.</text:p>
      <text:p text:style-name="P27"/>
      <text:h text:style-name="P56" text:outline-level="2"><text:bookmark-start text:name="__RefHeading___Toc3392_1939511564"/><text:soft-page-break/><text:span text:style-name="Strong_20_Emphasis"><text:span text:style-name="T33"> <text:s/></text:span></text:span>SSH - tunneler<text:bookmark-end text:name="__RefHeading___Toc3392_1939511564"/></text:h>
      <text:p text:style-name="P27"><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16">Eksempel 1: </text:span><text:bookmark-end text:name="__RefHeading___Toc3394_1939511564"/></text:h>
      <text:p text:style-name="P29">Du er på en server uten internet-tilgang (server1), men som er koblet i et lokalt nettverk til en annen maskin med internetttilgang (server2). Serveren har problemer, og du trenger å Google frem en løsning. Slik gjør du:</text:p>
      <text:p text:style-name="P125">$ ssh -L 12345:google.com:80 bruker@server2</text:p>
      <text:p text:style-name="P29">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25">$ ssh -L 12345:google.com:80 -N bruker@server2</text:p>
      <text:p text:style-name="P29">Kjører server2 ssh-serveren på en annen port en port 22, må du også ta med portnummeret, f.eks slik (hvis den kjører på port 2222):</text:p>
      <text:p text:style-name="P78">$ ssh -p 2222 -L 12345:google.com:80 bruker@server2</text:p>
      <text:p text:style-name="P167"/>
      <text:h text:style-name="P76" text:outline-level="3"><text:bookmark-start text:name="__RefHeading___Toc3396_1939511564"/>Eksempel 2:<text:bookmark-end text:name="__RefHeading___Toc3396_1939511564"/></text:h>
      <text:p text:style-name="P29">serverA er en server som kjører CUPS printerserver på standardport (631), men webgrensenittet til CUPS er bare tilgjengelig lokalt. Slik kan du f å tilgang til det fra en annen maskin gjennom en ssh-tunnel:</text:p>
      <text:p text:style-name="P78">$ ssh -L 12345:localhost:631 -N bruker@serverA</text:p>
      <text:p text:style-name="P29"><text:span text:style-name="T10"><text:line-break/></text:span>Port 12345 vil nå peke til port 631 på serverA, og CUPS er tilgjengelig fra:<text:line-break/><text:span text:style-name="T10"><text:line-break/></text:span>http://localhost:12345<text:line-break/><text:soft-page-break/><text:span text:style-name="T10"><text:line-break/></text:span></text:p>
      <text:h text:style-name="Heading_20_3" text:outline-level="3"><text:bookmark-start text:name="__RefHeading___Toc3398_1939511564"/>Eksempel 3:<text:bookmark-end text:name="__RefHeading___Toc3398_1939511564"/></text:h>
      <text:p text:style-name="P29">SSH kan gi deg full tilgang til internett fra en annen maskin gjennom den innebygde støtten for SOCKS 5. F.eks. slik:</text:p>
      <text:p text:style-name="P78">$ ssh -D 1234 bruker@serverA</text:p>
      <text:p text:style-name="P29">Når dette er gjort kan du sette opp f.eks. Firefox til å bruke localhost og port 1234 som Socks 5 Proxy, og så har du full tilgang til internett.</text:p>
      <text:h text:style-name="P102" text:outline-level="1"><text:bookmark-start text:name="__RefHeading___Toc3400_1939511564"/><text:span text:style-name="T40">Kapittel</text:span> 5<text:line-break/>Data Wrangling<text:bookmark-end text:name="__RefHeading___Toc3400_1939511564"/></text:h>
      <text:h text:style-name="P57" text:outline-level="2"><text:bookmark-start text:name="__RefHeading___Toc3692_1939511564"/><text:bookmark text:name="yui_3_17_2_1_1614295695094_20"/><text:span text:style-name="Strong_20_Emphasis"><text:span text:style-name="T33">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58" text:outline-level="2"><text:bookmark-start text:name="__RefHeading___Toc3696_1939511564"/><text:soft-page-break/><text:span text:style-name="Strong_20_Emphasis"><text:span text:style-name="T33">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59" text:outline-level="2"><text:bookmark-start text:name="__RefHeading___Toc3704_1939511564"/><text:bookmark text:name="yui_3_17_2_1_1614295870710_20"/><text:span text:style-name="Strong_20_Emphasis"><text:span text:style-name="T33">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234562422864">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234563130784">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234563131552">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23456313320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234563138272">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23456314432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23456314836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23456315168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234563155072">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234563159888">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0" text:outline-level="2"><text:bookmark-start text:name="__RefHeading___Toc3706_1939511564"/><text:bookmark text:name="yui_3_17_2_1_1614295963497_20"/><text:span text:style-name="Strong_20_Emphasis"><text:span text:style-name="T33">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1" text:outline-level="2"><text:bookmark-start text:name="__RefHeading___Toc3708_1939511564"/><text:bookmark text:name="yui_3_17_2_1_1614295996902_22"/><text:soft-page-break/><text:span text:style-name="Strong_20_Emphasis"><text:span text:style-name="T33">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1">Flagget </text:span><text:span text:style-name="T12">-c <text:s/></text:span><text:span text:style-name="T18">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2" text:outline-level="2"><text:bookmark-start text:name="__RefHeading___Toc4247_1939511564"/><text:span text:style-name="Strong_20_Emphasis"><text:span text:style-name="T33">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63" text:outline-level="2"><text:bookmark-start text:name="__RefHeading___Toc4249_1939511564"/><text:span text:style-name="Strong_20_Emphasis"><text:span text:style-name="T33"> <text:s/></text:span></text:span>uniq - <text:span text:style-name="T28">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64" text:outline-level="2"><text:bookmark-start text:name="__RefHeading___Toc4251_1939511564"/><text:bookmark text:name="yui_3_17_2_1_1614348269754_20"/><text:span text:style-name="Strong_20_Emphasis"><text:span text:style-name="T33">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84"><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65" text:outline-level="2"><text:bookmark-start text:name="__RefHeading___Toc4253_1939511564"/><text:bookmark text:name="yui_3_17_2_1_1614348363869_20"/><text:soft-page-break/><text:span text:style-name="Strong_20_Emphasis"><text:span text:style-name="T33">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1341967049" text:style-name="L43">
        <text:list-item>
          <text:p text:style-name="P184">Søke i tekst </text:p>
        </text:list-item>
        <text:list-item>
          <text:p text:style-name="P184">Erstatte tekst </text:p>
        </text:list-item>
        <text:list-item>
          <text:p text:style-name="P184">Legge linjer til tekst </text:p>
        </text:list-item>
        <text:list-item>
          <text:p text:style-name="P184">Slette linjer fra tekst </text:p>
        </text:list-item>
        <text:list-item>
          <text:p text:style-name="P168">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66" text:outline-level="2"><text:bookmark-start text:name="__RefHeading___Toc4257_1939511564"/><text:bookmark text:name="yui_3_17_2_1_1614348416423_20"/><text:span text:style-name="Strong_20_Emphasis"><text:span text:style-name="T33">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67" text:outline-level="2"><text:bookmark-start text:name="__RefHeading___Toc4261_1939511564"/><text:bookmark text:name="yui_3_17_2_1_1614348466780_20"/><text:span text:style-name="Strong_20_Emphasis"><text:span text:style-name="T33">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106" text:outline-level="2"><text:bookmark-start text:name="__RefHeading___Toc5601_525869897"/><text:span text:style-name="Strong_20_Emphasis"><text:span text:style-name="T33">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107" text:outline-level="2"><text:bookmark-start text:name="__RefHeading___Toc5603_525869897"/><text:bookmark text:name="yui_3_17_2_1_1614432543422_20"/><text:span text:style-name="Strong_20_Emphasis"><text:span text:style-name="T33">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240485678" text:style-name="L44">
        <text:list-item>
          <text:p text:style-name="P185">Det som finnes i fil a men ikke i fil b </text:p>
        </text:list-item>
        <text:list-item>
          <text:p text:style-name="P185"><text:soft-page-break/>Det som finnes i fil b men ikke i fil a </text:p>
        </text:list-item>
        <text:list-item>
          <text:p text:style-name="P169">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108" text:outline-level="2"><text:bookmark-start text:name="__RefHeading___Toc5609_525869897"/><text:soft-page-break/><text:span text:style-name="Strong_20_Emphasis"><text:span text:style-name="T33"> <text:s/></text:span></text:span><text:bookmark text:name="yui_3_17_2_1_1614432587677_20"/><text:span text:style-name="Strong_20_Emphasis"><text:span text:style-name="T16">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170"><text:span text:style-name="Strong_20_Emphasis"><text:span text:style-name="T33"/></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74</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0DT11H25M16S</meta:editing-duration>
    <meta:editing-cycles>1131</meta:editing-cycles>
    <meta:generator>LibreOffice/7.0.4.2$Linux_X86_64 LibreOffice_project/00$Build-2</meta:generator>
    <dc:subject>Linux</dc:subject>
    <dc:title>Linux Kommandolinjen</dc:title>
    <meta:initial-creator>Terje Berg-Hansen</meta:initial-creator>
    <dc:date>2021-02-27T17:11:08.912521792</dc:date>
    <meta:keyword>Kommandolinjen</meta:keyword>
    <meta:document-statistic meta:table-count="2" meta:image-count="2" meta:object-count="0" meta:page-count="75" meta:paragraph-count="1293" meta:word-count="13808" meta:character-count="88146" meta:non-whitespace-character-count="73367"/>
  </office:meta>
</office:document-meta>
</file>